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ba12</text:p>
          </table:table-cell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table:style-name="ce2" office:value-type="float" office:value="0.0760360478233024" calcext:value-type="float">
            <text:p>7.60E-02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table:style-name="ce2" office:value-type="float" office:value="0.0849578398870646" calcext:value-type="float">
            <text:p>8.50E-02</text:p>
          </table:table-cell>
          <table:table-cell table:formula="of:=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table:style-name="ce2" office:value-type="float" office:value="0.0948190525194032" calcext:value-type="float">
            <text:p>9.48E-02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table:style-name="ce2" office:value-type="float" office:value="0.105692665254763" calcext:value-type="float">
            <text:p>1.06E-01</text:p>
          </table:table-cell>
          <table:table-cell table:formula="of:=[.C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table:style-name="ce2" office:value-type="float" office:value="0.117651162967178" calcext:value-type="float">
            <text:p>1.18E-01</text:p>
          </table:table-cell>
          <table:table-cell table:formula="of:=[.C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table:style-name="ce2" office:value-type="float" office:value="0.130764854379382" calcext:value-type="float">
            <text:p>1.31E-01</text:p>
          </table:table-cell>
          <table:table-cell table:formula="of:=[.C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7" calcext:value-type="date">
            <text:p>02/27/22</text:p>
          </table:table-cell>
          <table:table-cell table:style-name="ce2" office:value-type="float" office:value="0.145099860411158" calcext:value-type="float">
            <text:p>1.45E-01</text:p>
          </table:table-cell>
          <table:table-cell table:formula="of:=[.C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table:style-name="ce2" office:value-type="float" office:value="0.160715778088367" calcext:value-type="float">
            <text:p>1.61E-01</text:p>
          </table:table-cell>
          <table:table-cell table:formula="of:=[.C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table:style-name="ce2" office:value-type="float" office:value="0.177663049234595" calcext:value-type="float">
            <text:p>1.78E-01</text:p>
          </table:table-cell>
          <table:table-cell table:formula="of:=[.C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table:style-name="ce2" office:value-type="float" office:value="0.195980092496883" calcext:value-type="float">
            <text:p>1.96E-01</text:p>
          </table:table-cell>
          <table:table-cell table:formula="of:=[.C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table:style-name="ce2" office:value-type="float" office:value="0.215690291394018" calcext:value-type="float">
            <text:p>2.16E-01</text:p>
          </table:table-cell>
          <table:table-cell table:formula="of:=[.C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table:style-name="ce2" office:value-type="float" office:value="0.236798967871112" calcext:value-type="float">
            <text:p>2.37E-01</text:p>
          </table:table-cell>
          <table:table-cell table:formula="of:=[.C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table:style-name="ce2" office:value-type="float" office:value="0.259290506870089" calcext:value-type="float">
            <text:p>2.59E-01</text:p>
          </table:table-cell>
          <table:table-cell table:formula="of:=[.C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table:style-name="ce2" office:value-type="float" office:value="0.283125828018818" calcext:value-type="float">
            <text:p>2.83E-01</text:p>
          </table:table-cell>
          <table:table-cell table:formula="of:=[.C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table:style-name="ce2" office:value-type="float" office:value="0.308240420134296" calcext:value-type="float">
            <text:p>3.08E-01</text:p>
          </table:table-cell>
          <table:table-cell table:formula="of:=[.C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table:style-name="ce2" office:value-type="float" office:value="0.334543157031688" calcext:value-type="float">
            <text:p>3.35E-01</text:p>
          </table:table-cell>
          <table:table-cell table:formula="of:=[.C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table:style-name="ce2" office:value-type="float" office:value="0.361916094116821" calcext:value-type="float">
            <text:p>3.62E-01</text:p>
          </table:table-cell>
          <table:table-cell table:formula="of:=[.C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table:style-name="ce2" office:value-type="float" office:value="0.390215401401864" calcext:value-type="float">
            <text:p>3.90E-01</text:p>
          </table:table-cell>
          <table:table-cell table:formula="of:=[.C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1" calcext:value-type="date">
            <text:p>03/11/22</text:p>
          </table:table-cell>
          <table:table-cell table:style-name="ce2" office:value-type="float" office:value="0.41927352010053" calcext:value-type="float">
            <text:p>4.19E-01</text:p>
          </table:table-cell>
          <table:table-cell table:formula="of:=[.C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2" calcext:value-type="date">
            <text:p>03/12/22</text:p>
          </table:table-cell>
          <table:table-cell table:style-name="ce2" office:value-type="float" office:value="0.448902541031535" calcext:value-type="float">
            <text:p>4.49E-01</text:p>
          </table:table-cell>
          <table:table-cell table:formula="of:=[.C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3" calcext:value-type="date">
            <text:p>03/13/22</text:p>
          </table:table-cell>
          <table:table-cell table:style-name="ce2" office:value-type="float" office:value="0.478898702047345" calcext:value-type="float">
            <text:p>4.79E-01</text:p>
          </table:table-cell>
          <table:table-cell table:formula="of:=[.C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table:style-name="ce2" office:value-type="float" office:value="0.509047800340509" calcext:value-type="float">
            <text:p>5.09E-01</text:p>
          </table:table-cell>
          <table:table-cell table:formula="of:=[.C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table:style-name="ce2" office:value-type="float" office:value="0.539131227144935" calcext:value-type="float">
            <text:p>5.39E-01</text:p>
          </table:table-cell>
          <table:table-cell table:formula="of:=[.C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table:style-name="ce2" office:value-type="float" office:value="0.568932269708541" calcext:value-type="float">
            <text:p>5.69E-01</text:p>
          </table:table-cell>
          <table:table-cell table:formula="of:=[.C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table:style-name="ce2" office:value-type="float" office:value="0.598242297918274" calcext:value-type="float">
            <text:p>5.98E-01</text:p>
          </table:table-cell>
          <table:table-cell table:formula="of:=[.C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table:style-name="ce2" office:value-type="float" office:value="0.626866464867685" calcext:value-type="float">
            <text:p>6.27E-01</text:p>
          </table:table-cell>
          <table:table-cell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table:style-name="ce2" office:value-type="float" office:value="0.654628600118407" calcext:value-type="float">
            <text:p>6.55E-01</text:p>
          </table:table-cell>
          <table:table-cell table:style-name="ce2" office:value-type="float" office:value="0.0434533110515975" calcext:value-type="float">
            <text:p>4.35E-02</text:p>
          </table:table-cell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table:style-name="ce2" office:value-type="float" office:value="0.681375053857314" calcext:value-type="float">
            <text:p>6.81E-01</text:p>
          </table:table-cell>
          <table:table-cell table:style-name="ce2" office:value-type="float" office:value="0.0457136166060465" calcext:value-type="float">
            <text:p>4.57E-02</text:p>
          </table:table-cell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table:style-name="ce2" office:value-type="float" office:value="0.706977347926991" calcext:value-type="float">
            <text:p>7.07E-01</text:p>
          </table:table-cell>
          <table:table-cell table:style-name="ce2" office:value-type="float" office:value="0.048085585752618" calcext:value-type="float">
            <text:p>4.81E-02</text:p>
          </table:table-cell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table:style-name="ce2" office:value-type="float" office:value="0.731333592407746" calcext:value-type="float">
            <text:p>7.31E-01</text:p>
          </table:table-cell>
          <table:table-cell table:style-name="ce2" office:value-type="float" office:value="0.0505741080300732" calcext:value-type="float">
            <text:p>5.06E-02</text:p>
          </table:table-cell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table:style-name="ce2" office:value-type="float" office:value="0.75436872141088" calcext:value-type="float">
            <text:p>7.54E-01</text:p>
          </table:table-cell>
          <table:table-cell table:style-name="ce2" office:value-type="float" office:value="0.0531842207907301" calcext:value-type="float">
            <text:p>5.32E-02</text:p>
          </table:table-cell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table:style-name="ce2" office:value-type="float" office:value="0.77603367914729" calcext:value-type="float">
            <text:p>7.76E-01</text:p>
          </table:table-cell>
          <table:table-cell table:style-name="ce2" office:value-type="float" office:value="0.055921106362173" calcext:value-type="float">
            <text:p>5.59E-02</text:p>
          </table:table-cell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table:style-name="ce2" office:value-type="float" office:value="0.796303741265618" calcext:value-type="float">
            <text:p>7.96E-01</text:p>
          </table:table-cell>
          <table:table-cell table:style-name="ce2" office:value-type="float" office:value="0.058790088193874" calcext:value-type="float">
            <text:p>5.88E-02</text:p>
          </table:table-cell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table:style-name="ce2" office:value-type="float" office:value="0.815176185190531" calcext:value-type="float">
            <text:p>8.15E-01</text:p>
          </table:table-cell>
          <table:table-cell table:style-name="ce2" office:value-type="float" office:value="0.0617966258877657" calcext:value-type="float">
            <text:p>6.18E-02</text:p>
          </table:table-cell>
        </table:table-row>
        <table:table-row table:style-name="ro1">
          <table:table-cell office:value-type="date" office:date-value="2022-03-27" calcext:value-type="date">
            <text:p>03/27/22</text:p>
          </table:table-cell>
          <table:table-cell table:style-name="ce2" office:value-type="float" office:value="0.832667528601504" calcext:value-type="float">
            <text:p>8.33E-01</text:p>
          </table:table-cell>
          <table:table-cell table:style-name="ce2" office:value-type="float" office:value="0.0649463090076474" calcext:value-type="float">
            <text:p>6.49E-02</text:p>
          </table:table-cell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table:style-name="ce2" office:value-type="float" office:value="0.848810541640886" calcext:value-type="float">
            <text:p>8.49E-01</text:p>
          </table:table-cell>
          <table:table-cell table:style-name="ce2" office:value-type="float" office:value="0.0682448495587518" calcext:value-type="float">
            <text:p>6.82E-02</text:p>
          </table:table-cell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table:style-name="ce2" office:value-type="float" office:value="0.863651211547173" calcext:value-type="float">
            <text:p>8.64E-01</text:p>
          </table:table-cell>
          <table:table-cell table:style-name="ce2" office:value-type="float" office:value="0.071698073026006" calcext:value-type="float">
            <text:p>7.17E-02</text:p>
          </table:table-cell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table:style-name="ce2" office:value-type="float" office:value="0.877245803935411" calcext:value-type="float">
            <text:p>8.77E-01</text:p>
          </table:table-cell>
          <table:table-cell table:style-name="ce2" office:value-type="float" office:value="0.0753119078576756" calcext:value-type="float">
            <text:p>7.53E-02</text:p>
          </table:table-cell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table:style-name="ce2" office:value-type="float" office:value="0.889658127974951" calcext:value-type="float">
            <text:p>8.90E-01</text:p>
          </table:table-cell>
          <table:table-cell table:style-name="ce2" office:value-type="float" office:value="0.0790923732803841" calcext:value-type="float">
            <text:p>7.91E-02</text:p>
          </table:table-cell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table:style-name="ce2" office:value-type="float" office:value="0.900957077186727" calcext:value-type="float">
            <text:p>9.01E-01</text:p>
          </table:table-cell>
          <table:table-cell table:style-name="ce2" office:value-type="float" office:value="0.0830455653321694" calcext:value-type="float">
            <text:p>8.30E-02</text:p>
          </table:table-cell>
        </table:table-row>
        <table:table-row table:style-name="ro1">
          <table:table-cell office:value-type="date" office:date-value="2022-04-02" calcext:value-type="date">
            <text:p>04/02/22</text:p>
          </table:table-cell>
          <table:table-cell table:style-name="ce2" office:value-type="float" office:value="0.911214486148967" calcext:value-type="float">
            <text:p>9.11E-01</text:p>
          </table:table-cell>
          <table:table-cell table:style-name="ce2" office:value-type="float" office:value="0.0871776410025151" calcext:value-type="float">
            <text:p>8.72E-02</text:p>
          </table:table-cell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table:style-name="ce2" office:value-type="float" office:value="0.920503317507747" calcext:value-type="float">
            <text:p>9.21E-01</text:p>
          </table:table-cell>
          <table:table-cell table:style-name="ce2" office:value-type="float" office:value="0.0914948003724195" calcext:value-type="float">
            <text:p>9.15E-02</text:p>
          </table:table-cell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table:style-name="ce2" office:value-type="float" office:value="0.928896173800482" calcext:value-type="float">
            <text:p>9.29E-01</text:p>
          </table:table-cell>
          <table:table-cell table:style-name="ce2" office:value-type="float" office:value="0.0960032666538073" calcext:value-type="float">
            <text:p>9.60E-02</text:p>
          </table:table-cell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table:style-name="ce2" office:value-type="float" office:value="0.936464114471803" calcext:value-type="float">
            <text:p>9.36E-01</text:p>
          </table:table-cell>
          <table:table-cell table:style-name="ce2" office:value-type="float" office:value="0.100709264036211" calcext:value-type="float">
            <text:p>1.01E-01</text:p>
          </table:table-cell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table:style-name="ce2" office:value-type="float" office:value="0.943275749407454" calcext:value-type="float">
            <text:p>9.43E-01</text:p>
          </table:table-cell>
          <table:table-cell table:style-name="ce2" office:value-type="float" office:value="0.105618993259922" calcext:value-type="float">
            <text:p>1.06E-01</text:p>
          </table:table-cell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table:style-name="ce2" office:value-type="float" office:value="0.949396575431033" calcext:value-type="float">
            <text:p>9.49E-01</text:p>
          </table:table-cell>
          <table:table-cell table:style-name="ce2" office:value-type="float" office:value="0.110738604849002" calcext:value-type="float">
            <text:p>1.11E-01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table:style-name="ce2" office:value-type="float" office:value="0.954888520548701" calcext:value-type="float">
            <text:p>9.55E-01</text:p>
          </table:table-cell>
          <table:table-cell table:style-name="ce2" office:value-type="float" office:value="0.11607416995489" calcext:value-type="float">
            <text:p>1.16E-01</text:p>
          </table:table-cell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table:style-name="ce2" office:value-type="float" office:value="0.959809661395517" calcext:value-type="float">
            <text:p>9.60E-01</text:p>
          </table:table-cell>
          <table:table-cell table:style-name="ce2" office:value-type="float" office:value="0.121631648782098" calcext:value-type="float">
            <text:p>1.22E-01</text:p>
          </table:table-cell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table:style-name="ce2" office:value-type="float" office:value="0.964214081562215" calcext:value-type="float">
            <text:p>9.64E-01</text:p>
          </table:table-cell>
          <table:table-cell table:style-name="ce2" office:value-type="float" office:value="0.127416856591812" calcext:value-type="float">
            <text:p>1.27E-0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table:style-name="ce2" office:value-type="float" office:value="0.968151841636952" calcext:value-type="float">
            <text:p>9.68E-01</text:p>
          </table:table-cell>
          <table:table-cell table:style-name="ce2" office:value-type="float" office:value="0.13343542730728" calcext:value-type="float">
            <text:p>1.33E-01</text:p>
          </table:table-cell>
        </table:table-row>
        <table:table-row table:style-name="ro1">
          <table:table-cell office:value-type="date" office:date-value="2022-04-12" calcext:value-type="date">
            <text:p>04/12/22</text:p>
          </table:table-cell>
          <table:table-cell table:style-name="ce2" office:value-type="float" office:value="0.971669035403687" calcext:value-type="float">
            <text:p>9.72E-01</text:p>
          </table:table-cell>
          <table:table-cell table:style-name="ce2" office:value-type="float" office:value="0.139692774776747" calcext:value-type="float">
            <text:p>1.40E-01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table:style-name="ce2" office:value-type="float" office:value="0.974807910350844" calcext:value-type="float">
            <text:p>9.75E-01</text:p>
          </table:table-cell>
          <table:table-cell table:style-name="ce2" office:value-type="float" office:value="0.146194051785427" calcext:value-type="float">
            <text:p>1.46E-01</text:p>
          </table:table-cell>
        </table:table-row>
        <table:table-row table:style-name="ro1">
          <table:table-cell office:value-type="date" office:date-value="2022-04-14" calcext:value-type="date">
            <text:p>04/14/22</text:p>
          </table:table-cell>
          <table:table-cell table:style-name="ce2" office:value-type="float" office:value="0.97760703422589" calcext:value-type="float">
            <text:p>9.78E-01</text:p>
          </table:table-cell>
          <table:table-cell table:style-name="ce2" office:value-type="float" office:value="0.152944106947448" calcext:value-type="float">
            <text:p>1.53E-01</text:p>
          </table:table-cell>
        </table:table-row>
        <table:table-row table:style-name="ro1">
          <table:table-cell office:value-type="date" office:date-value="2022-04-15" calcext:value-type="date">
            <text:p>04/15/22</text:p>
          </table:table-cell>
          <table:table-cell table:style-name="ce2" office:value-type="float" office:value="0.980101492677264" calcext:value-type="float">
            <text:p>9.80E-01</text:p>
          </table:table-cell>
          <table:table-cell table:style-name="ce2" office:value-type="float" office:value="0.159947439651739" calcext:value-type="float">
            <text:p>1.60E-01</text:p>
          </table:table-cell>
        </table:table-row>
        <table:table-row table:style-name="ro1">
          <table:table-cell office:value-type="date" office:date-value="2022-04-16" calcext:value-type="date">
            <text:p>04/16/22</text:p>
          </table:table-cell>
          <table:table-cell table:style-name="ce2" office:value-type="float" office:value="0.982323105975689" calcext:value-type="float">
            <text:p>9.82E-01</text:p>
          </table:table-cell>
          <table:table-cell table:style-name="ce2" office:value-type="float" office:value="0.167208153282125" calcext:value-type="float">
            <text:p>1.67E-01</text:p>
          </table:table-cell>
        </table:table-row>
        <table:table-row table:style-name="ro1">
          <table:table-cell office:value-type="date" office:date-value="2022-04-17" calcext:value-type="date">
            <text:p>04/17/22</text:p>
          </table:table-cell>
          <table:table-cell table:style-name="ce2" office:value-type="float" office:value="0.984300655371179" calcext:value-type="float">
            <text:p>9.84E-01</text:p>
          </table:table-cell>
          <table:table-cell table:style-name="ce2" office:value-type="float" office:value="0.174729906980985" calcext:value-type="float">
            <text:p>1.75E-01</text:p>
          </table:table-cell>
        </table:table-row>
        <table:table-row table:style-name="ro1">
          <table:table-cell office:value-type="date" office:date-value="2022-04-18" calcext:value-type="date">
            <text:p>04/18/22</text:p>
          </table:table-cell>
          <table:table-cell table:style-name="ce2" office:value-type="float" office:value="0.986060111821669" calcext:value-type="float">
            <text:p>9.86E-01</text:p>
          </table:table-cell>
          <table:table-cell table:style-name="ce2" office:value-type="float" office:value="0.182515866277147" calcext:value-type="float">
            <text:p>1.83E-01</text:p>
          </table:table-cell>
        </table:table-row>
        <table:table-row table:style-name="ro1">
          <table:table-cell office:value-type="date" office:date-value="2022-04-19" calcext:value-type="date">
            <text:p>04/19/22</text:p>
          </table:table-cell>
          <table:table-cell table:style-name="ce2" office:value-type="float" office:value="0.987624861646445" calcext:value-type="float">
            <text:p>9.88E-01</text:p>
          </table:table-cell>
          <table:table-cell table:style-name="ce2" office:value-type="float" office:value="0.190568652951494" calcext:value-type="float">
            <text:p>1.91E-01</text:p>
          </table:table-cell>
        </table:table-row>
        <table:table-row table:style-name="ro1">
          <table:table-cell office:value-type="date" office:date-value="2022-04-20" calcext:value-type="date">
            <text:p>04/20/22</text:p>
          </table:table-cell>
          <table:table-cell table:style-name="ce2" office:value-type="float" office:value="0.989015925146385" calcext:value-type="float">
            <text:p>9.89E-01</text:p>
          </table:table-cell>
          <table:table-cell table:style-name="ce2" office:value-type="float" office:value="0.198890294567096" calcext:value-type="float">
            <text:p>1.99E-01</text:p>
          </table:table-cell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table:style-name="ce2" office:value-type="float" office:value="0.990252165432902" calcext:value-type="float">
            <text:p>9.90E-01</text:p>
          </table:table-cell>
          <table:table-cell table:style-name="ce2" office:value-type="float" office:value="0.207482174143508" calcext:value-type="float">
            <text:p>2.07E-01</text:p>
          </table:table-cell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table:style-name="ce2" office:value-type="float" office:value="0.991350485658892" calcext:value-type="float">
            <text:p>9.91E-01</text:p>
          </table:table-cell>
          <table:table-cell table:style-name="ce2" office:value-type="float" office:value="0.216344980505933" calcext:value-type="float">
            <text:p>2.16E-01</text:p>
          </table:table-cell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table:style-name="ce2" office:value-type="float" office:value="0.992326013586879" calcext:value-type="float">
            <text:p>9.92E-01</text:p>
          </table:table-cell>
          <table:table-cell table:style-name="ce2" office:value-type="float" office:value="0.225478659887901" calcext:value-type="float">
            <text:p>2.25E-01</text:p>
          </table:table-cell>
        </table:table-row>
        <table:table-row table:style-name="ro1">
          <table:table-cell office:value-type="date" office:date-value="2022-04-24" calcext:value-type="date">
            <text:p>04/24/22</text:p>
          </table:table-cell>
          <table:table-cell table:style-name="ce2" office:value-type="float" office:value="0.993192272997625" calcext:value-type="float">
            <text:p>9.93E-01</text:p>
          </table:table-cell>
          <table:table-cell table:style-name="ce2" office:value-type="float" office:value="0.234882369409339" calcext:value-type="float">
            <text:p>2.35E-01</text:p>
          </table:table-cell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table:style-name="ce2" office:value-type="float" office:value="0.993961341868546" calcext:value-type="float">
            <text:p>9.94E-01</text:p>
          </table:table-cell>
          <table:table-cell table:style-name="ce2" office:value-type="float" office:value="0.244554433089004" calcext:value-type="float">
            <text:p>2.45E-01</text:p>
          </table:table-cell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table:style-name="ce2" office:value-type="float" office:value="0.994643997562838" calcext:value-type="float">
            <text:p>9.95E-01</text:p>
          </table:table-cell>
          <table:table-cell table:style-name="ce2" office:value-type="float" office:value="0.2544923010793" calcext:value-type="float">
            <text:p>2.54E-01</text:p>
          </table:table-cell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table:style-name="ce2" office:value-type="float" office:value="0.995249849490683" calcext:value-type="float">
            <text:p>9.95E-01</text:p>
          </table:table-cell>
          <table:table-cell table:style-name="ce2" office:value-type="float" office:value="0.264692512831099" calcext:value-type="float">
            <text:p>2.65E-01</text:p>
          </table:table-cell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table:style-name="ce2" office:value-type="float" office:value="0.995787459852919" calcext:value-type="float">
            <text:p>9.96E-01</text:p>
          </table:table-cell>
          <table:table-cell table:style-name="ce2" office:value-type="float" office:value="0.275150664904499" calcext:value-type="float">
            <text:p>2.75E-01</text:p>
          </table:table-cell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table:style-name="ce2" office:value-type="float" office:value="0.996264453171145" calcext:value-type="float">
            <text:p>9.96E-01</text:p>
          </table:table-cell>
          <table:table-cell table:style-name="ce2" office:value-type="float" office:value="0.285861384137126" calcext:value-type="float">
            <text:p>2.86E-01</text:p>
          </table:table-cell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table:style-name="ce2" office:value-type="float" office:value="0.996687615359676" calcext:value-type="float">
            <text:p>9.97E-01</text:p>
          </table:table-cell>
          <table:table-cell table:style-name="ce2" office:value-type="float" office:value="0.296818306863191" calcext:value-type="float">
            <text:p>2.97E-01</text:p>
          </table:table-cell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table:style-name="ce2" office:value-type="float" office:value="0.997062983114501" calcext:value-type="float">
            <text:p>9.97E-01</text:p>
          </table:table-cell>
          <table:table-cell table:style-name="ce2" office:value-type="float" office:value="0.308014064843022" calcext:value-type="float">
            <text:p>3.08E-01</text:p>
          </table:table-cell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table:style-name="ce2" office:value-type="float" office:value="0.997395924390977" calcext:value-type="float">
            <text:p>9.97E-01</text:p>
          </table:table-cell>
          <table:table-cell table:style-name="ce2" office:value-type="float" office:value="0.319440278513445" calcext:value-type="float">
            <text:p>3.19E-01</text:p>
          </table:table-cell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table:style-name="ce2" office:value-type="float" office:value="0.997691210721988" calcext:value-type="float">
            <text:p>9.98E-01</text:p>
          </table:table-cell>
          <table:table-cell table:style-name="ce2" office:value-type="float" office:value="0.331087558103777" calcext:value-type="float">
            <text:p>3.31E-01</text:p>
          </table:table-cell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table:style-name="ce2" office:value-type="float" office:value="0.997953082096844" calcext:value-type="float">
            <text:p>9.98E-01</text:p>
          </table:table-cell>
          <table:table-cell table:style-name="ce2" office:value-type="float" office:value="0.342945513080482" calcext:value-type="float">
            <text:p>3.43E-01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table:style-name="ce2" office:value-type="float" office:value="0.998185305082391" calcext:value-type="float">
            <text:p>9.98E-01</text:p>
          </table:table-cell>
          <table:table-cell table:style-name="ce2" office:value-type="float" office:value="0.355002770286211" calcext:value-type="float">
            <text:p>3.55E-01</text:p>
          </table:table-cell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table:style-name="ce2" office:value-type="float" office:value="0.998391224824541" calcext:value-type="float">
            <text:p>9.98E-01</text:p>
          </table:table-cell>
          <table:table-cell table:style-name="ce2" office:value-type="float" office:value="0.367247001027176" calcext:value-type="float">
            <text:p>3.67E-01</text:p>
          </table:table-cell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table:style-name="ce2" office:value-type="float" office:value="0.998573811523065" calcext:value-type="float">
            <text:p>9.99E-01</text:p>
          </table:table-cell>
          <table:table-cell table:style-name="ce2" office:value-type="float" office:value="0.379664957238271" calcext:value-type="float">
            <text:p>3.80E-01</text:p>
          </table:table-cell>
        </table:table-row>
        <table:table-row table:style-name="ro1">
          <table:table-cell office:value-type="date" office:date-value="2022-05-08" calcext:value-type="date">
            <text:p>05/08/22</text:p>
          </table:table-cell>
          <table:table-cell table:style-name="ce2" office:value-type="float" office:value="0.998735701926655" calcext:value-type="float">
            <text:p>9.99E-01</text:p>
          </table:table-cell>
          <table:table-cell table:style-name="ce2" office:value-type="float" office:value="0.392242516720115" calcext:value-type="float">
            <text:p>3.92E-01</text:p>
          </table:table-cell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table:style-name="ce2" office:value-type="float" office:value="0.998879236350157" calcext:value-type="float">
            <text:p>9.99E-01</text:p>
          </table:table-cell>
          <table:table-cell table:style-name="ce2" office:value-type="float" office:value="0.404964737299119" calcext:value-type="float">
            <text:p>4.05E-01</text:p>
          </table:table-cell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table:style-name="ce2" office:value-type="float" office:value="0.999006491672341" calcext:value-type="float">
            <text:p>9.99E-01</text:p>
          </table:table-cell>
          <table:table-cell table:style-name="ce2" office:value-type="float" office:value="0.417815919613757" calcext:value-type="float">
            <text:p>4.18E-01</text:p>
          </table:table-cell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table:style-name="ce2" office:value-type="float" office:value="0.999119310731166" calcext:value-type="float">
            <text:p>9.99E-01</text:p>
          </table:table-cell>
          <table:table-cell table:style-name="ce2" office:value-type="float" office:value="0.430779678081013" calcext:value-type="float">
            <text:p>4.31E-01</text:p>
          </table:table-cell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table:style-name="ce2" office:value-type="float" office:value="0.999219328494519" calcext:value-type="float">
            <text:p>9.99E-01</text:p>
          </table:table-cell>
          <table:table-cell table:style-name="ce2" office:value-type="float" office:value="0.44383901945021" calcext:value-type="float">
            <text:p>4.44E-01</text:p>
          </table:table-cell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table:style-name="ce2" office:value-type="float" office:value="0.999307995348155" calcext:value-type="float">
            <text:p>9.99E-01</text:p>
          </table:table-cell>
          <table:table-cell table:style-name="ce2" office:value-type="float" office:value="0.456976428210974" calcext:value-type="float">
            <text:p>4.57E-01</text:p>
          </table:table-cell>
        </table:table-row>
        <table:table-row table:style-name="ro1">
          <table:table-cell office:value-type="date" office:date-value="2022-05-14" calcext:value-type="date">
            <text:p>05/14/22</text:p>
          </table:table-cell>
          <table:table-cell table:style-name="ce2" office:value-type="float" office:value="0.999386597808947" calcext:value-type="float">
            <text:p>9.99E-01</text:p>
          </table:table-cell>
          <table:table-cell table:style-name="ce2" office:value-type="float" office:value="0.470173957991824" calcext:value-type="float">
            <text:p>4.70E-01</text:p>
          </table:table-cell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table:style-name="ce2" office:value-type="float" office:value="0.999456276940696" calcext:value-type="float">
            <text:p>9.99E-01</text:p>
          </table:table-cell>
          <table:table-cell table:style-name="ce2" office:value-type="float" office:value="0.48341332796948" calcext:value-type="float">
            <text:p>4.83E-01</text:p>
          </table:table-cell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table:style-name="ce2" office:value-type="float" office:value="0.999518044721532" calcext:value-type="float">
            <text:p>1.00E+00</text:p>
          </table:table-cell>
          <table:table-cell table:style-name="ce2" office:value-type="float" office:value="0.496676023209906" calcext:value-type="float">
            <text:p>4.97E-01</text:p>
          </table:table-cell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table:style-name="ce2" office:value-type="float" office:value="0.99957279858616" calcext:value-type="float">
            <text:p>1.00E+00</text:p>
          </table:table-cell>
          <table:table-cell table:style-name="ce2" office:value-type="float" office:value="0.509943397783249" calcext:value-type="float">
            <text:p>5.10E-01</text:p>
          </table:table-cell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table:style-name="ce2" office:value-type="float" office:value="0.999621334342917" calcext:value-type="float">
            <text:p>1.00E+00</text:p>
          </table:table-cell>
          <table:table-cell table:style-name="ce2" office:value-type="float" office:value="0.523196779438678" calcext:value-type="float">
            <text:p>5.23E-01</text:p>
          </table:table-cell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table:style-name="ce2" office:value-type="float" office:value="0.999664357644447" calcext:value-type="float">
            <text:p>1.00E+00</text:p>
          </table:table-cell>
          <table:table-cell table:style-name="ce2" office:value-type="float" office:value="0.53641757459333" calcext:value-type="float">
            <text:p>5.36E-01</text:p>
          </table:table-cell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table:style-name="ce2" office:value-type="float" office:value="0.999702494171729" calcext:value-type="float">
            <text:p>1.00E+00</text:p>
          </table:table-cell>
          <table:table-cell table:style-name="ce2" office:value-type="float" office:value="0.549587372383132" calcext:value-type="float">
            <text:p>5.50E-01</text:p>
          </table:table-cell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table:style-name="ce2" office:value-type="float" office:value="0.999736298674062" calcext:value-type="float">
            <text:p>1.00E+00</text:p>
          </table:table-cell>
          <table:table-cell table:style-name="ce2" office:value-type="float" office:value="0.562688046542447" calcext:value-type="float">
            <text:p>5.63E-01</text:p>
          </table:table-cell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table:style-name="ce2" office:value-type="float" office:value="0.999766262992142" calcext:value-type="float">
            <text:p>1.00E+00</text:p>
          </table:table-cell>
          <table:table-cell table:style-name="ce2" office:value-type="float" office:value="0.575701853923618" calcext:value-type="float">
            <text:p>5.76E-01</text:p>
          </table:table-cell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88611528535208" calcext:value-type="float">
            <text:p>5.89E-01</text:p>
          </table:table-cell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table:formula="of:=[.B93]" office:value-type="float" office:value="1" calcext:value-type="float">
            <text:p>1</text:p>
          </table:table-cell>
          <table:table-cell table:style-name="ce2" office:value-type="float" office:value="0.601400370067041" calcext:value-type="float">
            <text:p>6.01E-01</text:p>
          </table:table-cell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table:formula="of:=[.B94]" office:value-type="float" office:value="1" calcext:value-type="float">
            <text:p>1</text:p>
          </table:table-cell>
          <table:table-cell table:style-name="ce2" office:value-type="float" office:value="0.614052325978256" calcext:value-type="float">
            <text:p>6.14E-01</text:p>
          </table:table-cell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table:formula="of:=[.B95]" office:value-type="float" office:value="1" calcext:value-type="float">
            <text:p>1</text:p>
          </table:table-cell>
          <table:table-cell table:style-name="ce2" office:value-type="float" office:value="0.626552066348343" calcext:value-type="float">
            <text:p>6.27E-01</text:p>
          </table:table-cell>
        </table:table-row>
        <table:table-row table:style-name="ro1">
          <table:table-cell office:value-type="date" office:date-value="2022-05-27" calcext:value-type="date">
            <text:p>05/27/22</text:p>
          </table:table-cell>
          <table:table-cell table:formula="of:=[.B96]" office:value-type="float" office:value="1" calcext:value-type="float">
            <text:p>1</text:p>
          </table:table-cell>
          <table:table-cell table:style-name="ce2" office:value-type="float" office:value="0.638885050826975" calcext:value-type="float">
            <text:p>6.39E-01</text:p>
          </table:table-cell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table:formula="of:=[.B97]" office:value-type="float" office:value="1" calcext:value-type="float">
            <text:p>1</text:p>
          </table:table-cell>
          <table:table-cell table:style-name="ce2" office:value-type="float" office:value="0.651037587162519" calcext:value-type="float">
            <text:p>6.51E-01</text:p>
          </table:table-cell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table:formula="of:=[.B98]" office:value-type="float" office:value="1" calcext:value-type="float">
            <text:p>1</text:p>
          </table:table-cell>
          <table:table-cell table:style-name="ce2" office:value-type="float" office:value="0.662996880937586" calcext:value-type="float">
            <text:p>6.63E-01</text:p>
          </table:table-cell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table:formula="of:=[.B99]" office:value-type="float" office:value="1" calcext:value-type="float">
            <text:p>1</text:p>
          </table:table-cell>
          <table:table-cell table:style-name="ce2" office:value-type="float" office:value="0.674751076288993" calcext:value-type="float">
            <text:p>6.75E-01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formula="of:=[.B100]" office:value-type="float" office:value="1" calcext:value-type="float">
            <text:p>1</text:p>
          </table:table-cell>
          <table:table-cell table:style-name="ce2" office:value-type="float" office:value="0.686289287535431" calcext:value-type="float">
            <text:p>6.86E-01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formula="of:=[.B101]" office:value-type="float" office:value="1" calcext:value-type="float">
            <text:p>1</text:p>
          </table:table-cell>
          <table:table-cell table:style-name="ce2" office:value-type="float" office:value="0.697601621775678" calcext:value-type="float">
            <text:p>6.98E-01</text:p>
          </table:table-cell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table:formula="of:=[.B102]" office:value-type="float" office:value="1" calcext:value-type="float">
            <text:p>1</text:p>
          </table:table-cell>
          <table:table-cell table:style-name="ce2" office:value-type="float" office:value="0.708679192650356" calcext:value-type="float">
            <text:p>7.09E-01</text:p>
          </table:table-cell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table:formula="of:=[.B103]" office:value-type="float" office:value="1" calcext:value-type="float">
            <text:p>1</text:p>
          </table:table-cell>
          <table:table-cell table:style-name="ce2" office:value-type="float" office:value="0.719514125578704" calcext:value-type="float">
            <text:p>7.20E-01</text:p>
          </table:table-cell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table:formula="of:=[.B104]" office:value-type="float" office:value="1" calcext:value-type="float">
            <text:p>1</text:p>
          </table:table-cell>
          <table:table-cell table:style-name="ce2" office:value-type="float" office:value="0.730099554886515" calcext:value-type="float">
            <text:p>7.30E-01</text:p>
          </table:table-cell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table:formula="of:=[.B105]" office:value-type="float" office:value="1" calcext:value-type="float">
            <text:p>1</text:p>
          </table:table-cell>
          <table:table-cell table:style-name="ce2" office:value-type="float" office:value="0.740429613331071" calcext:value-type="float">
            <text:p>7.40E-01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table:formula="of:=[.B106]" office:value-type="float" office:value="1" calcext:value-type="float">
            <text:p>1</text:p>
          </table:table-cell>
          <table:table-cell table:style-name="ce2" office:value-type="float" office:value="0.750499414602595" calcext:value-type="float">
            <text:p>7.50E-01</text:p>
          </table:table-cell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table:formula="of:=[.B107]" office:value-type="float" office:value="1" calcext:value-type="float">
            <text:p>1</text:p>
          </table:table-cell>
          <table:table-cell table:style-name="ce2" office:value-type="float" office:value="0.760305029439257" calcext:value-type="float">
            <text:p>7.60E-01</text:p>
          </table:table-cell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table:formula="of:=[.B108]" office:value-type="float" office:value="1" calcext:value-type="float">
            <text:p>1</text:p>
          </table:table-cell>
          <table:table-cell table:style-name="ce2" office:value-type="float" office:value="0.769843456034082" calcext:value-type="float">
            <text:p>7.70E-01</text:p>
          </table:table-cell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table:formula="of:=[.B109]" office:value-type="float" office:value="1" calcext:value-type="float">
            <text:p>1</text:p>
          </table:table-cell>
          <table:table-cell table:style-name="ce2" office:value-type="float" office:value="0.779112585437997" calcext:value-type="float">
            <text:p>7.79E-01</text:p>
          </table:table-cell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table:formula="of:=[.B110]" office:value-type="float" office:value="1" calcext:value-type="float">
            <text:p>1</text:p>
          </table:table-cell>
          <table:table-cell table:style-name="ce2" office:value-type="float" office:value="0.78811116267445" calcext:value-type="float">
            <text:p>7.88E-01</text:p>
          </table:table-cell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table:formula="of:=[.B111]" office:value-type="float" office:value="1" calcext:value-type="float">
            <text:p>1</text:p>
          </table:table-cell>
          <table:table-cell table:style-name="ce2" office:value-type="float" office:value="0.796838744278887" calcext:value-type="float">
            <text:p>7.97E-01</text:p>
          </table:table-cell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table:formula="of:=[.B112]" office:value-type="float" office:value="1" calcext:value-type="float">
            <text:p>1</text:p>
          </table:table-cell>
          <table:table-cell table:style-name="ce2" office:value-type="float" office:value="0.805295652962223" calcext:value-type="float">
            <text:p>8.05E-01</text:p>
          </table:table-cell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table:formula="of:=[.B113]" office:value-type="float" office:value="1" calcext:value-type="float">
            <text:p>1</text:p>
          </table:table-cell>
          <table:table-cell table:style-name="ce2" office:value-type="float" office:value="0.813482930072934" calcext:value-type="float">
            <text:p>8.13E-01</text:p>
          </table:table-cell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table:formula="of:=[.B114]" office:value-type="float" office:value="1" calcext:value-type="float">
            <text:p>1</text:p>
          </table:table-cell>
          <table:table-cell table:style-name="ce2" office:value-type="float" office:value="0.821402286499104" calcext:value-type="float">
            <text:p>8.21E-01</text:p>
          </table:table-cell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table:formula="of:=[.B115]" office:value-type="float" office:value="1" calcext:value-type="float">
            <text:p>1</text:p>
          </table:table-cell>
          <table:table-cell table:style-name="ce2" office:value-type="float" office:value="0.829056052611431" calcext:value-type="float">
            <text:p>8.29E-01</text:p>
          </table:table-cell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table:formula="of:=[.B116]" office:value-type="float" office:value="1" calcext:value-type="float">
            <text:p>1</text:p>
          </table:table-cell>
          <table:table-cell table:style-name="ce2" office:value-type="float" office:value="0.836447127802378" calcext:value-type="float">
            <text:p>8.36E-01</text:p>
          </table:table-cell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table:formula="of:=[.B117]" office:value-type="float" office:value="1" calcext:value-type="float">
            <text:p>1</text:p>
          </table:table-cell>
          <table:table-cell table:style-name="ce2" office:value-type="float" office:value="0.843578930127021" calcext:value-type="float">
            <text:p>8.44E-01</text:p>
          </table:table-cell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table:formula="of:=[.B118]" office:value-type="float" office:value="1" calcext:value-type="float">
            <text:p>1</text:p>
          </table:table-cell>
          <table:table-cell table:style-name="ce2" office:value-type="float" office:value="0.850455346498992" calcext:value-type="float">
            <text:p>8.50E-01</text:p>
          </table:table-cell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table:formula="of:=[.B119]" office:value-type="float" office:value="1" calcext:value-type="float">
            <text:p>1</text:p>
          </table:table-cell>
          <table:table-cell table:style-name="ce2" office:value-type="float" office:value="0.857080683841721" calcext:value-type="float">
            <text:p>8.57E-01</text:p>
          </table:table-cell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table:formula="of:=[.B120]" office:value-type="float" office:value="1" calcext:value-type="float">
            <text:p>1</text:p>
          </table:table-cell>
          <table:table-cell table:style-name="ce2" office:value-type="float" office:value="0.86345962154198" calcext:value-type="float">
            <text:p>8.63E-01</text:p>
          </table:table-cell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table:formula="of:=[.B121]" office:value-type="float" office:value="1" calcext:value-type="float">
            <text:p>1</text:p>
          </table:table-cell>
          <table:table-cell table:style-name="ce2" office:value-type="float" office:value="0.869597165500545" calcext:value-type="float">
            <text:p>8.70E-01</text:p>
          </table:table-cell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table:formula="of:=[.B122]" office:value-type="float" office:value="1" calcext:value-type="float">
            <text:p>1</text:p>
          </table:table-cell>
          <table:table-cell table:style-name="ce2" office:value-type="float" office:value="0.87549860402454" calcext:value-type="float">
            <text:p>8.75E-01</text:p>
          </table:table-cell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table:formula="of:=[.B123]" office:value-type="float" office:value="1" calcext:value-type="float">
            <text:p>1</text:p>
          </table:table-cell>
          <table:table-cell table:style-name="ce2" office:value-type="float" office:value="0.881169465758228" calcext:value-type="float">
            <text:p>8.81E-01</text:p>
          </table:table-cell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table:formula="of:=[.B124]" office:value-type="float" office:value="1" calcext:value-type="float">
            <text:p>1</text:p>
          </table:table-cell>
          <table:table-cell table:style-name="ce2" office:value-type="float" office:value="0.886615479804326" calcext:value-type="float">
            <text:p>8.87E-01</text:p>
          </table:table-cell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table:formula="of:=[.B125]" office:value-type="float" office:value="1" calcext:value-type="float">
            <text:p>1</text:p>
          </table:table-cell>
          <table:table-cell table:style-name="ce2" office:value-type="float" office:value="0.891842538146641" calcext:value-type="float">
            <text:p>8.92E-01</text:p>
          </table:table-cell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table:formula="of:=[.B126]" office:value-type="float" office:value="1" calcext:value-type="float">
            <text:p>1</text:p>
          </table:table-cell>
          <table:table-cell table:style-name="ce2" office:value-type="float" office:value="0.896856660447196" calcext:value-type="float">
            <text:p>8.97E-01</text:p>
          </table:table-cell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table:formula="of:=[.B127]" office:value-type="float" office:value="1" calcext:value-type="float">
            <text:p>1</text:p>
          </table:table-cell>
          <table:table-cell table:style-name="ce2" office:value-type="float" office:value="0.901663961257238" calcext:value-type="float">
            <text:p>9.02E-01</text:p>
          </table:table-cell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table:formula="of:=[.B128]" office:value-type="float" office:value="1" calcext:value-type="float">
            <text:p>1</text:p>
          </table:table-cell>
          <table:table-cell table:style-name="ce2" office:value-type="float" office:value="0.906270619651526" calcext:value-type="float">
            <text:p>9.06E-01</text:p>
          </table:table-cell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table:formula="of:=[.B129]" office:value-type="float" office:value="1" calcext:value-type="float">
            <text:p>1</text:p>
          </table:table-cell>
          <table:table-cell table:style-name="ce2" office:value-type="float" office:value="0.910682851269117" calcext:value-type="float">
            <text:p>9.11E-01</text:p>
          </table:table-cell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table:formula="of:=[.B130]" office:value-type="float" office:value="1" calcext:value-type="float">
            <text:p>1</text:p>
          </table:table-cell>
          <table:table-cell table:style-name="ce2" office:value-type="float" office:value="0.91490688272135" calcext:value-type="float">
            <text:p>9.15E-01</text:p>
          </table:table-cell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table:formula="of:=[.B131]" office:value-type="float" office:value="1" calcext:value-type="float">
            <text:p>1</text:p>
          </table:table-cell>
          <table:table-cell table:style-name="ce2" office:value-type="float" office:value="0.918948928308706" calcext:value-type="float">
            <text:p>9.19E-01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table:formula="of:=[.B132]" office:value-type="float" office:value="1" calcext:value-type="float">
            <text:p>1</text:p>
          </table:table-cell>
          <table:table-cell table:style-name="ce2" office:value-type="float" office:value="0.922815168972457" calcext:value-type="float">
            <text:p>9.23E-01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table:formula="of:=[.B133]" office:value-type="float" office:value="1" calcext:value-type="float">
            <text:p>1</text:p>
          </table:table-cell>
          <table:table-cell table:style-name="ce2" office:value-type="float" office:value="0.926511733394351" calcext:value-type="float">
            <text:p>9.27E-01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table:formula="of:=[.B134]" office:value-type="float" office:value="1" calcext:value-type="float">
            <text:p>1</text:p>
          </table:table-cell>
          <table:table-cell table:style-name="ce2" office:value-type="float" office:value="0.930044681147626" calcext:value-type="float">
            <text:p>9.30E-01</text:p>
          </table:table-cell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table:formula="of:=[.B135]" office:value-type="float" office:value="1" calcext:value-type="float">
            <text:p>1</text:p>
          </table:table-cell>
          <table:table-cell table:style-name="ce2" office:value-type="float" office:value="0.933419987795274" calcext:value-type="float">
            <text:p>9.33E-01</text:p>
          </table:table-cell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table:formula="of:=[.B136]" office:value-type="float" office:value="1" calcext:value-type="float">
            <text:p>1</text:p>
          </table:table-cell>
          <table:table-cell table:style-name="ce2" office:value-type="float" office:value="0.936643531826305" calcext:value-type="float">
            <text:p>9.37E-01</text:p>
          </table:table-cell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table:formula="of:=[.B137]" office:value-type="float" office:value="1" calcext:value-type="float">
            <text:p>1</text:p>
          </table:table-cell>
          <table:table-cell table:style-name="ce2" office:value-type="float" office:value="0.939721083317606" calcext:value-type="float">
            <text:p>9.40E-01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table:formula="of:=[.B138]" office:value-type="float" office:value="1" calcext:value-type="float">
            <text:p>1</text:p>
          </table:table-cell>
          <table:table-cell table:style-name="ce2" office:value-type="float" office:value="0.942658294207522" calcext:value-type="float">
            <text:p>9.43E-01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table:formula="of:=[.B139]" office:value-type="float" office:value="1" calcext:value-type="float">
            <text:p>1</text:p>
          </table:table-cell>
          <table:table-cell table:style-name="ce2" office:value-type="float" office:value="0.945460690067358" calcext:value-type="float">
            <text:p>9.45E-01</text:p>
          </table:table-cell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table:formula="of:=[.B140]" office:value-type="float" office:value="1" calcext:value-type="float">
            <text:p>1</text:p>
          </table:table-cell>
          <table:table-cell table:style-name="ce2" office:value-type="float" office:value="0.948133663258274" calcext:value-type="float">
            <text:p>9.48E-01</text:p>
          </table:table-cell>
        </table:table-row>
        <table:table-row table:style-name="ro1">
          <table:table-cell office:value-type="date" office:date-value="2022-07-11" calcext:value-type="date">
            <text:p>07/11/22</text:p>
          </table:table-cell>
          <table:table-cell table:formula="of:=[.B141]" office:value-type="float" office:value="1" calcext:value-type="float">
            <text:p>1</text:p>
          </table:table-cell>
          <table:table-cell table:style-name="ce2" office:value-type="float" office:value="0.950682467363392" calcext:value-type="float">
            <text:p>9.51E-01</text:p>
          </table:table-cell>
        </table:table-row>
        <table:table-row table:style-name="ro1">
          <table:table-cell office:value-type="date" office:date-value="2022-07-12" calcext:value-type="date">
            <text:p>07/12/22</text:p>
          </table:table-cell>
          <table:table-cell table:formula="of:=[.B142]" office:value-type="float" office:value="1" calcext:value-type="float">
            <text:p>1</text:p>
          </table:table-cell>
          <table:table-cell table:style-name="ce2" office:value-type="float" office:value="0.953112212788135" calcext:value-type="float">
            <text:p>9.53E-01</text:p>
          </table:table-cell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table:formula="of:=[.B143]" office:value-type="float" office:value="1" calcext:value-type="float">
            <text:p>1</text:p>
          </table:table-cell>
          <table:table-cell table:style-name="ce2" office:value-type="float" office:value="0.955427863425686" calcext:value-type="float">
            <text:p>9.55E-01</text:p>
          </table:table-cell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table:formula="of:=[.B144]" office:value-type="float" office:value="1" calcext:value-type="float">
            <text:p>1</text:p>
          </table:table-cell>
          <table:table-cell table:style-name="ce2" office:value-type="float" office:value="0.957634234288861" calcext:value-type="float">
            <text:p>9.58E-01</text:p>
          </table:table-cell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table:formula="of:=[.B145]" office:value-type="float" office:value="1" calcext:value-type="float">
            <text:p>1</text:p>
          </table:table-cell>
          <table:table-cell table:style-name="ce2" office:value-type="float" office:value="0.959735990014467" calcext:value-type="float">
            <text:p>9.60E-01</text:p>
          </table:table-cell>
        </table:table-row>
        <table:table-row table:style-name="ro1">
          <table:table-cell office:value-type="date" office:date-value="2022-07-16" calcext:value-type="date">
            <text:p>07/16/22</text:p>
          </table:table-cell>
          <table:table-cell table:formula="of:=[.B146]" office:value-type="float" office:value="1" calcext:value-type="float">
            <text:p>1</text:p>
          </table:table-cell>
          <table:table-cell table:style-name="ce2" office:value-type="float" office:value="0.961737644151288" calcext:value-type="float">
            <text:p>9.62E-01</text:p>
          </table:table-cell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table:formula="of:=[.B147]" office:value-type="float" office:value="1" calcext:value-type="float">
            <text:p>1</text:p>
          </table:table-cell>
          <table:table-cell table:style-name="ce2" office:value-type="float" office:value="0.963643559148033" calcext:value-type="float">
            <text:p>9.64E-01</text:p>
          </table:table-cell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table:formula="of:=[.B148]" office:value-type="float" office:value="1" calcext:value-type="float">
            <text:p>1</text:p>
          </table:table-cell>
          <table:table-cell table:style-name="ce2" office:value-type="float" office:value="0.965457946962903" calcext:value-type="float">
            <text:p>9.65E-01</text:p>
          </table:table-cell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table:formula="of:=[.B149]" office:value-type="float" office:value="1" calcext:value-type="float">
            <text:p>1</text:p>
          </table:table-cell>
          <table:table-cell table:style-name="ce2" office:value-type="float" office:value="0.967184870221696" calcext:value-type="float">
            <text:p>9.67E-01</text:p>
          </table:table-cell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table:formula="of:=[.B150]" office:value-type="float" office:value="1" calcext:value-type="float">
            <text:p>1</text:p>
          </table:table-cell>
          <table:table-cell table:style-name="ce2" office:value-type="float" office:value="0.968828243856638" calcext:value-type="float">
            <text:p>9.69E-01</text:p>
          </table:table-cell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table:formula="of:=[.B151]" office:value-type="float" office:value="1" calcext:value-type="float">
            <text:p>1</text:p>
          </table:table-cell>
          <table:table-cell table:style-name="ce2" office:value-type="float" office:value="0.970391837163212" calcext:value-type="float">
            <text:p>9.70E-01</text:p>
          </table:table-cell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table:formula="of:=[.B152]" office:value-type="float" office:value="1" calcext:value-type="float">
            <text:p>1</text:p>
          </table:table-cell>
          <table:table-cell table:style-name="ce2" office:value-type="float" office:value="0.971879276217243" calcext:value-type="float">
            <text:p>9.72E-01</text:p>
          </table:table-cell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table:formula="of:=[.B153]" office:value-type="float" office:value="1" calcext:value-type="float">
            <text:p>1</text:p>
          </table:table-cell>
          <table:table-cell table:style-name="ce2" office:value-type="float" office:value="0.973294046599282" calcext:value-type="float">
            <text:p>9.73E-01</text:p>
          </table:table-cell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table:formula="of:=[.B154]" office:value-type="float" office:value="1" calcext:value-type="float">
            <text:p>1</text:p>
          </table:table-cell>
          <table:table-cell table:style-name="ce2" office:value-type="float" office:value="0.974639496377904" calcext:value-type="float">
            <text:p>9.75E-01</text:p>
          </table:table-cell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table:formula="of:=[.B155]" office:value-type="float" office:value="1" calcext:value-type="float">
            <text:p>1</text:p>
          </table:table-cell>
          <table:table-cell table:style-name="ce2" office:value-type="float" office:value="0.975918839307869" calcext:value-type="float">
            <text:p>9.76E-01</text:p>
          </table:table-cell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table:formula="of:=[.B156]" office:value-type="float" office:value="1" calcext:value-type="float">
            <text:p>1</text:p>
          </table:table-cell>
          <table:table-cell table:style-name="ce2" office:value-type="float" office:value="0.977135158203241" calcext:value-type="float">
            <text:p>9.77E-01</text:p>
          </table:table-cell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table:formula="of:=[.B157]" office:value-type="float" office:value="1" calcext:value-type="float">
            <text:p>1</text:p>
          </table:table-cell>
          <table:table-cell table:style-name="ce2" office:value-type="float" office:value="0.978291408449406" calcext:value-type="float">
            <text:p>9.78E-01</text:p>
          </table:table-cell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table:formula="of:=[.B158]" office:value-type="float" office:value="1" calcext:value-type="float">
            <text:p>1</text:p>
          </table:table-cell>
          <table:table-cell table:style-name="ce2" office:value-type="float" office:value="0.979390421621554" calcext:value-type="float">
            <text:p>9.79E-01</text:p>
          </table:table-cell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table:formula="of:=[.B159]" office:value-type="float" office:value="1" calcext:value-type="float">
            <text:p>1</text:p>
          </table:table-cell>
          <table:table-cell table:style-name="ce2" office:value-type="float" office:value="0.980434909180601" calcext:value-type="float">
            <text:p>9.80E-01</text:p>
          </table:table-cell>
        </table:table-row>
        <table:table-row table:style-name="ro1">
          <table:table-cell office:value-type="date" office:date-value="2022-07-30" calcext:value-type="date">
            <text:p>07/30/22</text:p>
          </table:table-cell>
          <table:table-cell table:formula="of:=[.B160]" office:value-type="float" office:value="1" calcext:value-type="float">
            <text:p>1</text:p>
          </table:table-cell>
          <table:table-cell table:style-name="ce2" office:value-type="float" office:value="0.981427466220631" calcext:value-type="float">
            <text:p>9.81E-01</text:p>
          </table:table-cell>
        </table:table-row>
        <table:table-row table:style-name="ro1">
          <table:table-cell office:value-type="date" office:date-value="2022-07-31" calcext:value-type="date">
            <text:p>07/31/22</text:p>
          </table:table-cell>
          <table:table-cell table:formula="of:=[.B161]" office:value-type="float" office:value="1" calcext:value-type="float">
            <text:p>1</text:p>
          </table:table-cell>
          <table:table-cell table:style-name="ce2" office:value-type="float" office:value="0.98237057524488" calcext:value-type="float">
            <text:p>9.82E-01</text:p>
          </table:table-cell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table:formula="of:=[.B162]" office:value-type="float" office:value="1" calcext:value-type="float">
            <text:p>1</text:p>
          </table:table-cell>
          <table:table-cell table:style-name="ce2" office:value-type="float" office:value="0.983266609949942" calcext:value-type="float">
            <text:p>9.83E-01</text:p>
          </table:table-cell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table:formula="of:=[.B163]" office:value-type="float" office:value="1" calcext:value-type="float">
            <text:p>1</text:p>
          </table:table-cell>
          <table:table-cell table:style-name="ce2" office:value-type="float" office:value="0.984117839000359" calcext:value-type="float">
            <text:p>9.84E-01</text:p>
          </table:table-cell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table:formula="of:=[.B164]" office:value-type="float" office:value="1" calcext:value-type="float">
            <text:p>1</text:p>
          </table:table-cell>
          <table:table-cell table:style-name="ce2" office:value-type="float" office:value="0.984926429778011" calcext:value-type="float">
            <text:p>9.85E-01</text:p>
          </table:table-cell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table:formula="of:=[.B165]" office:value-type="float" office:value="1" calcext:value-type="float">
            <text:p>1</text:p>
          </table:table-cell>
          <table:table-cell table:style-name="ce2" office:value-type="float" office:value="0.985694452092781" calcext:value-type="float">
            <text:p>9.86E-01</text:p>
          </table:table-cell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table:formula="of:=[.B166]" office:value-type="float" office:value="1" calcext:value-type="float">
            <text:p>1</text:p>
          </table:table-cell>
          <table:table-cell table:style-name="ce2" office:value-type="float" office:value="0.986423881842852" calcext:value-type="float">
            <text:p>9.86E-01</text:p>
          </table:table-cell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table:formula="of:=[.B167]" office:value-type="float" office:value="1" calcext:value-type="float">
            <text:p>1</text:p>
          </table:table-cell>
          <table:table-cell table:style-name="ce2" office:value-type="float" office:value="0.987116604614697" calcext:value-type="float">
            <text:p>9.87E-01</text:p>
          </table:table-cell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table:formula="of:=[.B168]" office:value-type="float" office:value="1" calcext:value-type="float">
            <text:p>1</text:p>
          </table:table-cell>
          <table:table-cell table:style-name="ce2" office:value-type="float" office:value="0.987774419214367" calcext:value-type="float">
            <text:p>9.88E-01</text:p>
          </table:table-cell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table:formula="of:=[.B169]" office:value-type="float" office:value="1" calcext:value-type="float">
            <text:p>1</text:p>
          </table:table-cell>
          <table:table-cell table:style-name="ce2" office:value-type="float" office:value="0.988399041123062" calcext:value-type="float">
            <text:p>9.88E-01</text:p>
          </table:table-cell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table:formula="of:=[.B170]" office:value-type="float" office:value="1" calcext:value-type="float">
            <text:p>1</text:p>
          </table:table-cell>
          <table:table-cell table:style-name="ce2" office:value-type="float" office:value="0.988992105871235" calcext:value-type="float">
            <text:p>9.89E-01</text:p>
          </table:table-cell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table:formula="of:=[.B171]" office:value-type="float" office:value="1" calcext:value-type="float">
            <text:p>1</text:p>
          </table:table-cell>
          <table:table-cell table:style-name="ce2" office:value-type="float" office:value="0.989555172326589" calcext:value-type="float">
            <text:p>9.90E-01</text:p>
          </table:table-cell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table:formula="of:=[.B172]" office:value-type="float" office:value="1" calcext:value-type="float">
            <text:p>1</text:p>
          </table:table-cell>
          <table:table-cell table:style-name="ce2" office:value-type="float" office:value="0.99008972589233" calcext:value-type="float">
            <text:p>9.90E-01</text:p>
          </table:table-cell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table:formula="of:=[.B173]" office:value-type="float" office:value="1" calcext:value-type="float">
            <text:p>1</text:p>
          </table:table-cell>
          <table:table-cell table:style-name="ce2" office:value-type="float" office:value="0.990597181612916" calcext:value-type="float">
            <text:p>9.91E-01</text:p>
          </table:table-cell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table:formula="of:=[.B174]" office:value-type="float" office:value="1" calcext:value-type="float">
            <text:p>1</text:p>
          </table:table-cell>
          <table:table-cell table:style-name="ce2" office:value-type="float" office:value="0.991078887185371" calcext:value-type="float">
            <text:p>9.91E-01</text:p>
          </table:table-cell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table:formula="of:=[.B175]" office:value-type="float" office:value="1" calcext:value-type="float">
            <text:p>1</text:p>
          </table:table-cell>
          <table:table-cell table:style-name="ce2" office:value-type="float" office:value="0.991536125874869" calcext:value-type="float">
            <text:p>9.92E-01</text:p>
          </table:table-cell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table:formula="of:=[.B176]" office:value-type="float" office:value="1" calcext:value-type="float">
            <text:p>1</text:p>
          </table:table-cell>
          <table:table-cell table:style-name="ce2" office:value-type="float" office:value="0.991970119333953" calcext:value-type="float">
            <text:p>9.92E-01</text:p>
          </table:table-cell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table:formula="of:=[.B177]" office:value-type="float" office:value="1" calcext:value-type="float">
            <text:p>1</text:p>
          </table:table-cell>
          <table:table-cell table:style-name="ce2" office:value-type="float" office:value="0.992382030325283" calcext:value-type="float">
            <text:p>9.92E-01</text:p>
          </table:table-cell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table:formula="of:=[.B178]" office:value-type="float" office:value="1" calcext:value-type="float">
            <text:p>1</text:p>
          </table:table-cell>
          <table:table-cell table:style-name="ce2" office:value-type="float" office:value="0.992772965348234" calcext:value-type="float">
            <text:p>9.93E-01</text:p>
          </table:table-cell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table:formula="of:=[.B179]" office:value-type="float" office:value="1" calcext:value-type="float">
            <text:p>1</text:p>
          </table:table-cell>
          <table:table-cell table:style-name="ce2" office:value-type="float" office:value="0.993143977170133" calcext:value-type="float">
            <text:p>9.93E-01</text:p>
          </table:table-cell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table:formula="of:=[.B180]" office:value-type="float" office:value="1" calcext:value-type="float">
            <text:p>1</text:p>
          </table:table-cell>
          <table:table-cell table:style-name="ce2" office:value-type="float" office:value="0.993496067263202" calcext:value-type="float">
            <text:p>9.93E-01</text:p>
          </table:table-cell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table:formula="of:=[.B181]" office:value-type="float" office:value="1" calcext:value-type="float">
            <text:p>1</text:p>
          </table:table-cell>
          <table:table-cell table:style-name="ce2" office:value-type="float" office:value="0.993830188148629" calcext:value-type="float">
            <text:p>9.94E-01</text:p>
          </table:table-cell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table:formula="of:=[.B182]" office:value-type="float" office:value="1" calcext:value-type="float">
            <text:p>1</text:p>
          </table:table-cell>
          <table:table-cell table:style-name="ce2" office:value-type="float" office:value="0.994147245649389" calcext:value-type="float">
            <text:p>9.94E-01</text:p>
          </table:table-cell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table:formula="of:=[.B183]" office:value-type="float" office:value="1" calcext:value-type="float">
            <text:p>1</text:p>
          </table:table-cell>
          <table:table-cell table:style-name="ce2" office:value-type="float" office:value="0.994448101053682" calcext:value-type="float">
            <text:p>9.94E-01</text:p>
          </table:table-cell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table:formula="of:=[.B184]" office:value-type="float" office:value="1" calcext:value-type="float">
            <text:p>1</text:p>
          </table:table-cell>
          <table:table-cell table:style-name="ce2" office:value-type="float" office:value="0.994733573190998" calcext:value-type="float">
            <text:p>9.95E-01</text:p>
          </table:table-cell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table:formula="of:=[.B185]" office:value-type="float" office:value="1" calcext:value-type="float">
            <text:p>1</text:p>
          </table:table-cell>
          <table:table-cell table:style-name="ce2" office:value-type="float" office:value="0.995004440422986" calcext:value-type="float">
            <text:p>9.95E-01</text:p>
          </table:table-cell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table:formula="of:=[.B186]" office:value-type="float" office:value="1" calcext:value-type="float">
            <text:p>1</text:p>
          </table:table-cell>
          <table:table-cell table:style-name="ce2" office:value-type="float" office:value="0.995261442551389" calcext:value-type="float">
            <text:p>9.95E-01</text:p>
          </table:table-cell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table:formula="of:=[.B187]" office:value-type="float" office:value="1" calcext:value-type="float">
            <text:p>1</text:p>
          </table:table-cell>
          <table:table-cell table:style-name="ce2" office:value-type="float" office:value="0.995505282645394" calcext:value-type="float">
            <text:p>9.96E-01</text:p>
          </table:table-cell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table:formula="of:=[.B188]" office:value-type="float" office:value="1" calcext:value-type="float">
            <text:p>1</text:p>
          </table:table-cell>
          <table:table-cell table:style-name="ce2" office:value-type="float" office:value="0.99573662879083" calcext:value-type="float">
            <text:p>9.96E-01</text:p>
          </table:table-cell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table:formula="of:=[.B189]" office:value-type="float" office:value="1" calcext:value-type="float">
            <text:p>1</text:p>
          </table:table-cell>
          <table:table-cell table:style-name="ce2" office:value-type="float" office:value="0.99595611576366" calcext:value-type="float">
            <text:p>9.96E-01</text:p>
          </table:table-cell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table:formula="of:=[.B190]" office:value-type="float" office:value="1" calcext:value-type="float">
            <text:p>1</text:p>
          </table:table-cell>
          <table:table-cell table:style-name="ce2" office:value-type="float" office:value="0.996164346630249" calcext:value-type="float">
            <text:p>9.96E-01</text:p>
          </table:table-cell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table:formula="of:=[.B191]" office:value-type="float" office:value="1" calcext:value-type="float">
            <text:p>1</text:p>
          </table:table-cell>
          <table:table-cell table:style-name="ce2" office:value-type="float" office:value="0.996361894276902" calcext:value-type="float">
            <text:p>9.96E-01</text:p>
          </table:table-cell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table:formula="of:=[.B192]" office:value-type="float" office:value="1" calcext:value-type="float">
            <text:p>1</text:p>
          </table:table-cell>
          <table:table-cell table:style-name="ce2" office:value-type="float" office:value="0.996549302871162" calcext:value-type="float">
            <text:p>9.97E-01</text:p>
          </table:table-cell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table:formula="of:=[.B193]" office:value-type="float" office:value="1" calcext:value-type="float">
            <text:p>1</text:p>
          </table:table-cell>
          <table:table-cell table:style-name="ce2" office:value-type="float" office:value="0.996727089257321" calcext:value-type="float">
            <text:p>9.97E-01</text:p>
          </table:table-cell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table:formula="of:=[.B194]" office:value-type="float" office:value="1" calcext:value-type="float">
            <text:p>1</text:p>
          </table:table-cell>
          <table:table-cell table:style-name="ce2" office:value-type="float" office:value="0.996895744288608" calcext:value-type="float">
            <text:p>9.97E-01</text:p>
          </table:table-cell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table:formula="of:=[.B195]" office:value-type="float" office:value="1" calcext:value-type="float">
            <text:p>1</text:p>
          </table:table-cell>
          <table:table-cell table:style-name="ce2" office:value-type="float" office:value="0.997055734098452" calcext:value-type="float">
            <text:p>9.97E-01</text:p>
          </table:table-cell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table:formula="of:=[.B196]" office:value-type="float" office:value="1" calcext:value-type="float">
            <text:p>1</text:p>
          </table:table-cell>
          <table:table-cell table:style-name="ce2" office:value-type="float" office:value="0.997207501313192" calcext:value-type="float">
            <text:p>9.97E-01</text:p>
          </table:table-cell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table:formula="of:=[.B197]" office:value-type="float" office:value="1" calcext:value-type="float">
            <text:p>1</text:p>
          </table:table-cell>
          <table:table-cell table:style-name="ce2" office:value-type="float" office:value="0.997351466208558" calcext:value-type="float">
            <text:p>9.97E-01</text:p>
          </table:table-cell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table:formula="of:=[.B198]" office:value-type="float" office:value="1" calcext:value-type="float">
            <text:p>1</text:p>
          </table:table-cell>
          <table:table-cell table:style-name="ce2" office:value-type="float" office:value="0.997488027812191" calcext:value-type="float">
            <text:p>9.97E-01</text:p>
          </table:table-cell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table:formula="of:=[.B199]" office:value-type="float" office:value="1" calcext:value-type="float">
            <text:p>1</text:p>
          </table:table-cell>
          <table:table-cell table:style-name="ce2" office:value-type="float" office:value="0.997617564954418" calcext:value-type="float">
            <text:p>9.98E-01</text:p>
          </table:table-cell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table:formula="of:=[.B200]" office:value-type="float" office:value="1" calcext:value-type="float">
            <text:p>1</text:p>
          </table:table-cell>
          <table:table-cell table:style-name="ce2" office:value-type="float" office:value="0.997740437269446" calcext:value-type="float">
            <text:p>9.98E-01</text:p>
          </table:table-cell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table:formula="of:=[.B201]" office:value-type="float" office:value="1" calcext:value-type="float">
            <text:p>1</text:p>
          </table:table-cell>
          <table:table-cell table:style-name="ce2" office:value-type="float" office:value="0.997856986149052" calcext:value-type="float">
            <text:p>9.98E-01</text:p>
          </table:table-cell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 table:formula="of:=[.B202]" office:value-type="float" office:value="1" calcext:value-type="float">
            <text:p>1</text:p>
          </table:table-cell>
          <table:table-cell table:style-name="ce2" office:value-type="float" office:value="0.997967535650831" calcext:value-type="float">
            <text:p>9.98E-01</text:p>
          </table:table-cell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table:formula="of:=[.B203]" office:value-type="float" office:value="1" calcext:value-type="float">
            <text:p>1</text:p>
          </table:table-cell>
          <table:table-cell table:style-name="ce2" office:value-type="float" office:value="0.99807239336294" calcext:value-type="float">
            <text:p>9.98E-01</text:p>
          </table:table-cell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table:formula="of:=[.B204]" office:value-type="float" office:value="1" calcext:value-type="float">
            <text:p>1</text:p>
          </table:table-cell>
          <table:table-cell table:style-name="ce2" office:value-type="float" office:value="0.99817185122727" calcext:value-type="float">
            <text:p>9.98E-01</text:p>
          </table:table-cell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table:formula="of:=[.B205]" office:value-type="float" office:value="1" calcext:value-type="float">
            <text:p>1</text:p>
          </table:table-cell>
          <table:table-cell table:style-name="ce2" office:value-type="float" office:value="0.998266186322873" calcext:value-type="float">
            <text:p>9.98E-01</text:p>
          </table:table-cell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table:formula="of:=[.B206]" office:value-type="float" office:value="1" calcext:value-type="float">
            <text:p>1</text:p>
          </table:table-cell>
          <table:table-cell table:style-name="ce2" office:value-type="float" office:value="0.998355661611415" calcext:value-type="float">
            <text:p>9.98E-01</text:p>
          </table:table-cell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table:formula="of:=[.B207]" office:value-type="float" office:value="1" calcext:value-type="float">
            <text:p>1</text:p>
          </table:table-cell>
          <table:table-cell table:style-name="ce2" office:value-type="float" office:value="0.998440526646383" calcext:value-type="float">
            <text:p>9.98E-01</text:p>
          </table:table-cell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table:formula="of:=[.B208]" office:value-type="float" office:value="1" calcext:value-type="float">
            <text:p>1</text:p>
          </table:table-cell>
          <table:table-cell table:style-name="ce2" office:value-type="float" office:value="0.998521018247678" calcext:value-type="float">
            <text:p>9.99E-01</text:p>
          </table:table-cell>
        </table:table-row>
        <table:table-row table:style-name="ro1">
          <table:table-cell office:value-type="date" office:date-value="2022-09-17" calcext:value-type="date">
            <text:p>09/17/22</text:p>
          </table:table-cell>
          <table:table-cell table:formula="of:=[.B209]" office:value-type="float" office:value="1" calcext:value-type="float">
            <text:p>1</text:p>
          </table:table-cell>
          <table:table-cell table:style-name="ce2" office:value-type="float" office:value="0.998597361143182" calcext:value-type="float">
            <text:p>9.99E-01</text:p>
          </table:table-cell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table:formula="of:=[.B210]" office:value-type="float" office:value="1" calcext:value-type="float">
            <text:p>1</text:p>
          </table:table-cell>
          <table:table-cell table:style-name="ce2" office:value-type="float" office:value="0.998669768578837" calcext:value-type="float">
            <text:p>9.99E-01</text:p>
          </table:table-cell>
        </table:table-row>
        <table:table-row table:style-name="ro1">
          <table:table-cell office:value-type="date" office:date-value="2022-09-19" calcext:value-type="date">
            <text:p>09/19/22</text:p>
          </table:table-cell>
          <table:table-cell table:formula="of:=[.B211]" office:value-type="float" office:value="1" calcext:value-type="float">
            <text:p>1</text:p>
          </table:table-cell>
          <table:table-cell table:style-name="ce2" office:value-type="float" office:value="0.998738442898669" calcext:value-type="float">
            <text:p>9.99E-01</text:p>
          </table:table-cell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table:formula="of:=[.B212]" office:value-type="float" office:value="1" calcext:value-type="float">
            <text:p>1</text:p>
          </table:table-cell>
          <table:table-cell table:style-name="ce2" office:value-type="float" office:value="0.998803576096193" calcext:value-type="float">
            <text:p>9.99E-01</text:p>
          </table:table-cell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table:formula="of:=[.B213]" office:value-type="float" office:value="1" calcext:value-type="float">
            <text:p>1</text:p>
          </table:table-cell>
          <table:table-cell table:style-name="ce2" office:value-type="float" office:value="0.998865350338524" calcext:value-type="float">
            <text:p>9.99E-01</text:p>
          </table:table-cell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table:formula="of:=[.B214]" office:value-type="float" office:value="1" calcext:value-type="float">
            <text:p>1</text:p>
          </table:table-cell>
          <table:table-cell table:style-name="ce2" office:value-type="float" office:value="0.998923938464486" calcext:value-type="float">
            <text:p>9.99E-01</text:p>
          </table:table-cell>
        </table:table-row>
        <table:table-row table:style-name="ro1">
          <table:table-cell office:value-type="date" office:date-value="2022-09-23" calcext:value-type="date">
            <text:p>09/23/22</text:p>
          </table:table-cell>
          <table:table-cell table:formula="of:=[.B215]" office:value-type="float" office:value="1" calcext:value-type="float">
            <text:p>1</text:p>
          </table:table-cell>
          <table:table-cell table:style-name="ce2" office:value-type="float" office:value="0.99897950445796" calcext:value-type="float">
            <text:p>9.99E-01</text:p>
          </table:table-cell>
        </table:table-row>
        <table:table-row table:style-name="ro1">
          <table:table-cell office:value-type="date" office:date-value="2022-09-24" calcext:value-type="date">
            <text:p>09/24/22</text:p>
          </table:table-cell>
          <table:table-cell table:formula="of:=[.B216]" office:value-type="float" office:value="1" calcext:value-type="float">
            <text:p>1</text:p>
          </table:table-cell>
          <table:table-cell table:style-name="ce2" office:value-type="float" office:value="0.999032203897652" calcext:value-type="float">
            <text:p>9.99E-01</text:p>
          </table:table-cell>
        </table:table-row>
        <table:table-row table:style-name="ro1">
          <table:table-cell office:value-type="date" office:date-value="2022-09-25" calcext:value-type="date">
            <text:p>09/25/22</text:p>
          </table:table-cell>
          <table:table-cell table:formula="of:=[.B217]" office:value-type="float" office:value="1" calcext:value-type="float">
            <text:p>1</text:p>
          </table:table-cell>
          <table:table-cell table:style-name="ce2" office:value-type="float" office:value="0.999082184384405" calcext:value-type="float">
            <text:p>9.99E-01</text:p>
          </table:table-cell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table:formula="of:=[.B218]" office:value-type="float" office:value="1" calcext:value-type="float">
            <text:p>1</text:p>
          </table:table-cell>
          <table:table-cell table:style-name="ce2" office:value-type="float" office:value="0.999129585947139" calcext:value-type="float">
            <text:p>9.99E-01</text:p>
          </table:table-cell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table:formula="of:=[.B219]" office:value-type="float" office:value="1" calcext:value-type="float">
            <text:p>1</text:p>
          </table:table-cell>
          <table:table-cell table:style-name="ce2" office:value-type="float" office:value="0.999174541428463" calcext:value-type="float">
            <text:p>9.99E-01</text:p>
          </table:table-cell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table:formula="of:=[.B220]" office:value-type="float" office:value="1" calcext:value-type="float">
            <text:p>1</text:p>
          </table:table-cell>
          <table:table-cell table:style-name="ce2" office:value-type="float" office:value="0.99921717685092" calcext:value-type="float">
            <text:p>9.99E-01</text:p>
          </table:table-cell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table:formula="of:=[.B221]" office:value-type="float" office:value="1" calcext:value-type="float">
            <text:p>1</text:p>
          </table:table-cell>
          <table:table-cell table:style-name="ce2" office:value-type="float" office:value="0.999257611764837" calcext:value-type="float">
            <text:p>9.99E-01</text:p>
          </table:table-cell>
        </table:table-row>
        <table:table-row table:style-name="ro1">
          <table:table-cell office:value-type="date" office:date-value="2022-09-30" calcext:value-type="date">
            <text:p>09/30/22</text:p>
          </table:table-cell>
          <table:table-cell table:formula="of:=[.B222]" office:value-type="float" office:value="1" calcext:value-type="float">
            <text:p>1</text:p>
          </table:table-cell>
          <table:table-cell table:style-name="ce2" office:value-type="float" office:value="0.999295959578661" calcext:value-type="float">
            <text:p>9.99E-01</text:p>
          </table:table-cell>
        </table:table-row>
        <table:table-row table:style-name="ro1">
          <table:table-cell office:value-type="date" office:date-value="2022-10-01" calcext:value-type="date">
            <text:p>10/01/22</text:p>
          </table:table-cell>
          <table:table-cell table:formula="of:=[.B223]" office:value-type="float" office:value="1" calcext:value-type="float">
            <text:p>1</text:p>
          </table:table-cell>
          <table:table-cell table:style-name="ce2" office:value-type="float" office:value="0.999332327872636" calcext:value-type="float">
            <text:p>9.99E-01</text:p>
          </table:table-cell>
        </table:table-row>
        <table:table-row table:style-name="ro1">
          <table:table-cell office:value-type="date" office:date-value="2022-10-02" calcext:value-type="date">
            <text:p>10/02/22</text:p>
          </table:table-cell>
          <table:table-cell table:formula="of:=[.B224]" office:value-type="float" office:value="1" calcext:value-type="float">
            <text:p>1</text:p>
          </table:table-cell>
          <table:table-cell table:style-name="ce2" office:value-type="float" office:value="0.999366818696657" calcext:value-type="float">
            <text:p>9.99E-01</text:p>
          </table:table-cell>
        </table:table-row>
        <table:table-row table:style-name="ro1">
          <table:table-cell office:value-type="date" office:date-value="2022-10-03" calcext:value-type="date">
            <text:p>10/03/22</text:p>
          </table:table-cell>
          <table:table-cell table:formula="of:=[.B225]" office:value-type="float" office:value="1" calcext:value-type="float">
            <text:p>1</text:p>
          </table:table-cell>
          <table:table-cell table:style-name="ce2" office:value-type="float" office:value="0.999399528853064" calcext:value-type="float">
            <text:p>9.99E-01</text:p>
          </table:table-cell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table:formula="of:=[.B226]" office:value-type="float" office:value="1" calcext:value-type="float">
            <text:p>1</text:p>
          </table:table-cell>
          <table:table-cell table:style-name="ce2" office:value-type="float" office:value="0.99943055016513" calcext:value-type="float">
            <text:p>9.99E-01</text:p>
          </table:table-cell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table:formula="of:=[.B2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table:formula="of:=[.B228]" office:value-type="float" office:value="1" calcext:value-type="float">
            <text:p>1</text:p>
          </table:table-cell>
          <table:table-cell table:formula="of:=[.C22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7" calcext:value-type="date">
            <text:p>10/07/22</text:p>
          </table:table-cell>
          <table:table-cell table:formula="of:=[.B229]" office:value-type="float" office:value="1" calcext:value-type="float">
            <text:p>1</text:p>
          </table:table-cell>
          <table:table-cell table:formula="of:=[.C22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8" calcext:value-type="date">
            <text:p>10/08/22</text:p>
          </table:table-cell>
          <table:table-cell table:formula="of:=[.B230]" office:value-type="float" office:value="1" calcext:value-type="float">
            <text:p>1</text:p>
          </table:table-cell>
          <table:table-cell table:formula="of:=[.C23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9" calcext:value-type="date">
            <text:p>10/09/22</text:p>
          </table:table-cell>
          <table:table-cell table:formula="of:=[.B231]" office:value-type="float" office:value="1" calcext:value-type="float">
            <text:p>1</text:p>
          </table:table-cell>
          <table:table-cell table:formula="of:=[.C23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table:formula="of:=[.B232]" office:value-type="float" office:value="1" calcext:value-type="float">
            <text:p>1</text:p>
          </table:table-cell>
          <table:table-cell table:formula="of:=[.C23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table:formula="of:=[.B233]" office:value-type="float" office:value="1" calcext:value-type="float">
            <text:p>1</text:p>
          </table:table-cell>
          <table:table-cell table:formula="of:=[.C23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table:formula="of:=[.B234]" office:value-type="float" office:value="1" calcext:value-type="float">
            <text:p>1</text:p>
          </table:table-cell>
          <table:table-cell table:formula="of:=[.C23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3" calcext:value-type="date">
            <text:p>10/13/22</text:p>
          </table:table-cell>
          <table:table-cell table:formula="of:=[.B235]" office:value-type="float" office:value="1" calcext:value-type="float">
            <text:p>1</text:p>
          </table:table-cell>
          <table:table-cell table:formula="of:=[.C23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4" calcext:value-type="date">
            <text:p>10/14/22</text:p>
          </table:table-cell>
          <table:table-cell table:formula="of:=[.B236]" office:value-type="float" office:value="1" calcext:value-type="float">
            <text:p>1</text:p>
          </table:table-cell>
          <table:table-cell table:formula="of:=[.C23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5" calcext:value-type="date">
            <text:p>10/15/22</text:p>
          </table:table-cell>
          <table:table-cell table:formula="of:=[.B237]" office:value-type="float" office:value="1" calcext:value-type="float">
            <text:p>1</text:p>
          </table:table-cell>
          <table:table-cell table:formula="of:=[.C23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6" calcext:value-type="date">
            <text:p>10/16/22</text:p>
          </table:table-cell>
          <table:table-cell table:formula="of:=[.B238]" office:value-type="float" office:value="1" calcext:value-type="float">
            <text:p>1</text:p>
          </table:table-cell>
          <table:table-cell table:formula="of:=[.C23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table:formula="of:=[.B239]" office:value-type="float" office:value="1" calcext:value-type="float">
            <text:p>1</text:p>
          </table:table-cell>
          <table:table-cell table:formula="of:=[.C23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table:formula="of:=[.B240]" office:value-type="float" office:value="1" calcext:value-type="float">
            <text:p>1</text:p>
          </table:table-cell>
          <table:table-cell table:formula="of:=[.C24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table:formula="of:=[.B241]" office:value-type="float" office:value="1" calcext:value-type="float">
            <text:p>1</text:p>
          </table:table-cell>
          <table:table-cell table:formula="of:=[.C24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table:formula="of:=[.B242]" office:value-type="float" office:value="1" calcext:value-type="float">
            <text:p>1</text:p>
          </table:table-cell>
          <table:table-cell table:formula="of:=[.C24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1" calcext:value-type="date">
            <text:p>10/21/22</text:p>
          </table:table-cell>
          <table:table-cell table:formula="of:=[.B243]" office:value-type="float" office:value="1" calcext:value-type="float">
            <text:p>1</text:p>
          </table:table-cell>
          <table:table-cell table:formula="of:=[.C24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2" calcext:value-type="date">
            <text:p>10/22/22</text:p>
          </table:table-cell>
          <table:table-cell table:formula="of:=[.B244]" office:value-type="float" office:value="1" calcext:value-type="float">
            <text:p>1</text:p>
          </table:table-cell>
          <table:table-cell table:formula="of:=[.C24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3" calcext:value-type="date">
            <text:p>10/23/22</text:p>
          </table:table-cell>
          <table:table-cell table:formula="of:=[.B245]" office:value-type="float" office:value="1" calcext:value-type="float">
            <text:p>1</text:p>
          </table:table-cell>
          <table:table-cell table:formula="of:=[.C24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table:formula="of:=[.B246]" office:value-type="float" office:value="1" calcext:value-type="float">
            <text:p>1</text:p>
          </table:table-cell>
          <table:table-cell table:formula="of:=[.C24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table:formula="of:=[.B247]" office:value-type="float" office:value="1" calcext:value-type="float">
            <text:p>1</text:p>
          </table:table-cell>
          <table:table-cell table:formula="of:=[.C24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table:formula="of:=[.B248]" office:value-type="float" office:value="1" calcext:value-type="float">
            <text:p>1</text:p>
          </table:table-cell>
          <table:table-cell table:formula="of:=[.C24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table:formula="of:=[.B249]" office:value-type="float" office:value="1" calcext:value-type="float">
            <text:p>1</text:p>
          </table:table-cell>
          <table:table-cell table:formula="of:=[.C24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8" calcext:value-type="date">
            <text:p>10/28/22</text:p>
          </table:table-cell>
          <table:table-cell table:formula="of:=[.B250]" office:value-type="float" office:value="1" calcext:value-type="float">
            <text:p>1</text:p>
          </table:table-cell>
          <table:table-cell table:formula="of:=[.C25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29" calcext:value-type="date">
            <text:p>10/29/22</text:p>
          </table:table-cell>
          <table:table-cell table:formula="of:=[.B251]" office:value-type="float" office:value="1" calcext:value-type="float">
            <text:p>1</text:p>
          </table:table-cell>
          <table:table-cell table:formula="of:=[.C25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30" calcext:value-type="date">
            <text:p>10/30/22</text:p>
          </table:table-cell>
          <table:table-cell table:formula="of:=[.B252]" office:value-type="float" office:value="1" calcext:value-type="float">
            <text:p>1</text:p>
          </table:table-cell>
          <table:table-cell table:formula="of:=[.C25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31" calcext:value-type="date">
            <text:p>10/31/22</text:p>
          </table:table-cell>
          <table:table-cell table:formula="of:=[.B253]" office:value-type="float" office:value="1" calcext:value-type="float">
            <text:p>1</text:p>
          </table:table-cell>
          <table:table-cell table:formula="of:=[.C25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1" calcext:value-type="date">
            <text:p>11/01/22</text:p>
          </table:table-cell>
          <table:table-cell table:formula="of:=[.B254]" office:value-type="float" office:value="1" calcext:value-type="float">
            <text:p>1</text:p>
          </table:table-cell>
          <table:table-cell table:formula="of:=[.C25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table:formula="of:=[.B255]" office:value-type="float" office:value="1" calcext:value-type="float">
            <text:p>1</text:p>
          </table:table-cell>
          <table:table-cell table:formula="of:=[.C25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table:formula="of:=[.B256]" office:value-type="float" office:value="1" calcext:value-type="float">
            <text:p>1</text:p>
          </table:table-cell>
          <table:table-cell table:formula="of:=[.C25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4" calcext:value-type="date">
            <text:p>11/04/22</text:p>
          </table:table-cell>
          <table:table-cell table:formula="of:=[.B257]" office:value-type="float" office:value="1" calcext:value-type="float">
            <text:p>1</text:p>
          </table:table-cell>
          <table:table-cell table:formula="of:=[.C25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5" calcext:value-type="date">
            <text:p>11/05/22</text:p>
          </table:table-cell>
          <table:table-cell table:formula="of:=[.B258]" office:value-type="float" office:value="1" calcext:value-type="float">
            <text:p>1</text:p>
          </table:table-cell>
          <table:table-cell table:formula="of:=[.C25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6" calcext:value-type="date">
            <text:p>11/06/22</text:p>
          </table:table-cell>
          <table:table-cell table:formula="of:=[.B259]" office:value-type="float" office:value="1" calcext:value-type="float">
            <text:p>1</text:p>
          </table:table-cell>
          <table:table-cell table:formula="of:=[.C25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table:formula="of:=[.B260]" office:value-type="float" office:value="1" calcext:value-type="float">
            <text:p>1</text:p>
          </table:table-cell>
          <table:table-cell table:formula="of:=[.C2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8" calcext:value-type="date">
            <text:p>11/08/22</text:p>
          </table:table-cell>
          <table:table-cell table:formula="of:=[.B261]" office:value-type="float" office:value="1" calcext:value-type="float">
            <text:p>1</text:p>
          </table:table-cell>
          <table:table-cell table:formula="of:=[.C2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table:formula="of:=[.B262]" office:value-type="float" office:value="1" calcext:value-type="float">
            <text:p>1</text:p>
          </table:table-cell>
          <table:table-cell table:formula="of:=[.C2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table:formula="of:=[.B263]" office:value-type="float" office:value="1" calcext:value-type="float">
            <text:p>1</text:p>
          </table:table-cell>
          <table:table-cell table:formula="of:=[.C26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1" calcext:value-type="date">
            <text:p>11/11/22</text:p>
          </table:table-cell>
          <table:table-cell table:formula="of:=[.B264]" office:value-type="float" office:value="1" calcext:value-type="float">
            <text:p>1</text:p>
          </table:table-cell>
          <table:table-cell table:formula="of:=[.C26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2" calcext:value-type="date">
            <text:p>11/12/22</text:p>
          </table:table-cell>
          <table:table-cell table:formula="of:=[.B265]" office:value-type="float" office:value="1" calcext:value-type="float">
            <text:p>1</text:p>
          </table:table-cell>
          <table:table-cell table:formula="of:=[.C2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3" calcext:value-type="date">
            <text:p>11/13/22</text:p>
          </table:table-cell>
          <table:table-cell table:formula="of:=[.B266]" office:value-type="float" office:value="1" calcext:value-type="float">
            <text:p>1</text:p>
          </table:table-cell>
          <table:table-cell table:formula="of:=[.C26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table:formula="of:=[.B267]" office:value-type="float" office:value="1" calcext:value-type="float">
            <text:p>1</text:p>
          </table:table-cell>
          <table:table-cell table:formula="of:=[.C26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5" calcext:value-type="date">
            <text:p>11/15/22</text:p>
          </table:table-cell>
          <table:table-cell table:formula="of:=[.B268]" office:value-type="float" office:value="1" calcext:value-type="float">
            <text:p>1</text:p>
          </table:table-cell>
          <table:table-cell table:formula="of:=[.C26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table:formula="of:=[.B269]" office:value-type="float" office:value="1" calcext:value-type="float">
            <text:p>1</text:p>
          </table:table-cell>
          <table:table-cell table:formula="of:=[.C26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table:formula="of:=[.B270]" office:value-type="float" office:value="1" calcext:value-type="float">
            <text:p>1</text:p>
          </table:table-cell>
          <table:table-cell table:formula="of:=[.C27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8" calcext:value-type="date">
            <text:p>11/18/22</text:p>
          </table:table-cell>
          <table:table-cell table:formula="of:=[.B271]" office:value-type="float" office:value="1" calcext:value-type="float">
            <text:p>1</text:p>
          </table:table-cell>
          <table:table-cell table:formula="of:=[.C27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9" calcext:value-type="date">
            <text:p>11/19/22</text:p>
          </table:table-cell>
          <table:table-cell table:formula="of:=[.B272]" office:value-type="float" office:value="1" calcext:value-type="float">
            <text:p>1</text:p>
          </table:table-cell>
          <table:table-cell table:formula="of:=[.C27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0" calcext:value-type="date">
            <text:p>11/20/22</text:p>
          </table:table-cell>
          <table:table-cell table:formula="of:=[.B273]" office:value-type="float" office:value="1" calcext:value-type="float">
            <text:p>1</text:p>
          </table:table-cell>
          <table:table-cell table:formula="of:=[.C27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1" calcext:value-type="date">
            <text:p>11/21/22</text:p>
          </table:table-cell>
          <table:table-cell table:formula="of:=[.B274]" office:value-type="float" office:value="1" calcext:value-type="float">
            <text:p>1</text:p>
          </table:table-cell>
          <table:table-cell table:formula="of:=[.C27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2" calcext:value-type="date">
            <text:p>11/22/22</text:p>
          </table:table-cell>
          <table:table-cell table:formula="of:=[.B275]" office:value-type="float" office:value="1" calcext:value-type="float">
            <text:p>1</text:p>
          </table:table-cell>
          <table:table-cell table:formula="of:=[.C27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3" calcext:value-type="date">
            <text:p>11/23/22</text:p>
          </table:table-cell>
          <table:table-cell table:formula="of:=[.B276]" office:value-type="float" office:value="1" calcext:value-type="float">
            <text:p>1</text:p>
          </table:table-cell>
          <table:table-cell table:formula="of:=[.C27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4" calcext:value-type="date">
            <text:p>11/24/22</text:p>
          </table:table-cell>
          <table:table-cell table:formula="of:=[.B277]" office:value-type="float" office:value="1" calcext:value-type="float">
            <text:p>1</text:p>
          </table:table-cell>
          <table:table-cell table:formula="of:=[.C27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5" calcext:value-type="date">
            <text:p>11/25/22</text:p>
          </table:table-cell>
          <table:table-cell table:formula="of:=[.B278]" office:value-type="float" office:value="1" calcext:value-type="float">
            <text:p>1</text:p>
          </table:table-cell>
          <table:table-cell table:formula="of:=[.C27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6" calcext:value-type="date">
            <text:p>11/26/22</text:p>
          </table:table-cell>
          <table:table-cell table:formula="of:=[.B279]" office:value-type="float" office:value="1" calcext:value-type="float">
            <text:p>1</text:p>
          </table:table-cell>
          <table:table-cell table:formula="of:=[.C27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7" calcext:value-type="date">
            <text:p>11/27/22</text:p>
          </table:table-cell>
          <table:table-cell table:formula="of:=[.B280]" office:value-type="float" office:value="1" calcext:value-type="float">
            <text:p>1</text:p>
          </table:table-cell>
          <table:table-cell table:formula="of:=[.C28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8" calcext:value-type="date">
            <text:p>11/28/22</text:p>
          </table:table-cell>
          <table:table-cell table:formula="of:=[.B281]" office:value-type="float" office:value="1" calcext:value-type="float">
            <text:p>1</text:p>
          </table:table-cell>
          <table:table-cell table:formula="of:=[.C28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9" calcext:value-type="date">
            <text:p>11/29/22</text:p>
          </table:table-cell>
          <table:table-cell table:formula="of:=[.B282]" office:value-type="float" office:value="1" calcext:value-type="float">
            <text:p>1</text:p>
          </table:table-cell>
          <table:table-cell table:formula="of:=[.C28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table:formula="of:=[.B283]" office:value-type="float" office:value="1" calcext:value-type="float">
            <text:p>1</text:p>
          </table:table-cell>
          <table:table-cell table:formula="of:=[.C2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table:formula="of:=[.B284]" office:value-type="float" office:value="1" calcext:value-type="float">
            <text:p>1</text:p>
          </table:table-cell>
          <table:table-cell table:formula="of:=[.C28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2" calcext:value-type="date">
            <text:p>12/02/22</text:p>
          </table:table-cell>
          <table:table-cell table:formula="of:=[.B285]" office:value-type="float" office:value="1" calcext:value-type="float">
            <text:p>1</text:p>
          </table:table-cell>
          <table:table-cell table:formula="of:=[.C28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table:formula="of:=[.B286]" office:value-type="float" office:value="1" calcext:value-type="float">
            <text:p>1</text:p>
          </table:table-cell>
          <table:table-cell table:formula="of:=[.C28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4" calcext:value-type="date">
            <text:p>12/04/22</text:p>
          </table:table-cell>
          <table:table-cell table:formula="of:=[.B287]" office:value-type="float" office:value="1" calcext:value-type="float">
            <text:p>1</text:p>
          </table:table-cell>
          <table:table-cell table:formula="of:=[.C28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table:formula="of:=[.B288]" office:value-type="float" office:value="1" calcext:value-type="float">
            <text:p>1</text:p>
          </table:table-cell>
          <table:table-cell table:formula="of:=[.C28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table:formula="of:=[.B289]" office:value-type="float" office:value="1" calcext:value-type="float">
            <text:p>1</text:p>
          </table:table-cell>
          <table:table-cell table:formula="of:=[.C28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table:formula="of:=[.B290]" office:value-type="float" office:value="1" calcext:value-type="float">
            <text:p>1</text:p>
          </table:table-cell>
          <table:table-cell table:formula="of:=[.C29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8" calcext:value-type="date">
            <text:p>12/08/22</text:p>
          </table:table-cell>
          <table:table-cell table:formula="of:=[.B291]" office:value-type="float" office:value="1" calcext:value-type="float">
            <text:p>1</text:p>
          </table:table-cell>
          <table:table-cell table:formula="of:=[.C29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9" calcext:value-type="date">
            <text:p>12/09/22</text:p>
          </table:table-cell>
          <table:table-cell table:formula="of:=[.B292]" office:value-type="float" office:value="1" calcext:value-type="float">
            <text:p>1</text:p>
          </table:table-cell>
          <table:table-cell table:formula="of:=[.C29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0" calcext:value-type="date">
            <text:p>12/10/22</text:p>
          </table:table-cell>
          <table:table-cell table:formula="of:=[.B293]" office:value-type="float" office:value="1" calcext:value-type="float">
            <text:p>1</text:p>
          </table:table-cell>
          <table:table-cell table:formula="of:=[.C29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1" calcext:value-type="date">
            <text:p>12/11/22</text:p>
          </table:table-cell>
          <table:table-cell table:formula="of:=[.B294]" office:value-type="float" office:value="1" calcext:value-type="float">
            <text:p>1</text:p>
          </table:table-cell>
          <table:table-cell table:formula="of:=[.C29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table:formula="of:=[.B295]" office:value-type="float" office:value="1" calcext:value-type="float">
            <text:p>1</text:p>
          </table:table-cell>
          <table:table-cell table:formula="of:=[.C29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table:formula="of:=[.B296]" office:value-type="float" office:value="1" calcext:value-type="float">
            <text:p>1</text:p>
          </table:table-cell>
          <table:table-cell table:formula="of:=[.C29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table:formula="of:=[.B297]" office:value-type="float" office:value="1" calcext:value-type="float">
            <text:p>1</text:p>
          </table:table-cell>
          <table:table-cell table:formula="of:=[.C29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table:formula="of:=[.B298]" office:value-type="float" office:value="1" calcext:value-type="float">
            <text:p>1</text:p>
          </table:table-cell>
          <table:table-cell table:formula="of:=[.C29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6" calcext:value-type="date">
            <text:p>12/16/22</text:p>
          </table:table-cell>
          <table:table-cell table:formula="of:=[.B299]" office:value-type="float" office:value="1" calcext:value-type="float">
            <text:p>1</text:p>
          </table:table-cell>
          <table:table-cell table:formula="of:=[.C29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7" calcext:value-type="date">
            <text:p>12/17/22</text:p>
          </table:table-cell>
          <table:table-cell table:formula="of:=[.B300]" office:value-type="float" office:value="1" calcext:value-type="float">
            <text:p>1</text:p>
          </table:table-cell>
          <table:table-cell table:formula="of:=[.C30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8" calcext:value-type="date">
            <text:p>12/18/22</text:p>
          </table:table-cell>
          <table:table-cell table:formula="of:=[.B301]" office:value-type="float" office:value="1" calcext:value-type="float">
            <text:p>1</text:p>
          </table:table-cell>
          <table:table-cell table:formula="of:=[.C30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table:formula="of:=[.B302]" office:value-type="float" office:value="1" calcext:value-type="float">
            <text:p>1</text:p>
          </table:table-cell>
          <table:table-cell table:formula="of:=[.C30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0" calcext:value-type="date">
            <text:p>12/20/22</text:p>
          </table:table-cell>
          <table:table-cell table:formula="of:=[.B303]" office:value-type="float" office:value="1" calcext:value-type="float">
            <text:p>1</text:p>
          </table:table-cell>
          <table:table-cell table:formula="of:=[.C30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1" calcext:value-type="date">
            <text:p>12/21/22</text:p>
          </table:table-cell>
          <table:table-cell table:formula="of:=[.B304]" office:value-type="float" office:value="1" calcext:value-type="float">
            <text:p>1</text:p>
          </table:table-cell>
          <table:table-cell table:formula="of:=[.C30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2" calcext:value-type="date">
            <text:p>12/22/22</text:p>
          </table:table-cell>
          <table:table-cell table:formula="of:=[.B305]" office:value-type="float" office:value="1" calcext:value-type="float">
            <text:p>1</text:p>
          </table:table-cell>
          <table:table-cell table:formula="of:=[.C30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3" calcext:value-type="date">
            <text:p>12/23/22</text:p>
          </table:table-cell>
          <table:table-cell table:formula="of:=[.B306]" office:value-type="float" office:value="1" calcext:value-type="float">
            <text:p>1</text:p>
          </table:table-cell>
          <table:table-cell table:formula="of:=[.C30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4" calcext:value-type="date">
            <text:p>12/24/22</text:p>
          </table:table-cell>
          <table:table-cell table:formula="of:=[.B307]" office:value-type="float" office:value="1" calcext:value-type="float">
            <text:p>1</text:p>
          </table:table-cell>
          <table:table-cell table:formula="of:=[.C30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5" calcext:value-type="date">
            <text:p>12/25/22</text:p>
          </table:table-cell>
          <table:table-cell table:formula="of:=[.B308]" office:value-type="float" office:value="1" calcext:value-type="float">
            <text:p>1</text:p>
          </table:table-cell>
          <table:table-cell table:formula="of:=[.C30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6" calcext:value-type="date">
            <text:p>12/26/22</text:p>
          </table:table-cell>
          <table:table-cell table:formula="of:=[.B309]" office:value-type="float" office:value="1" calcext:value-type="float">
            <text:p>1</text:p>
          </table:table-cell>
          <table:table-cell table:formula="of:=[.C30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7" calcext:value-type="date">
            <text:p>12/27/22</text:p>
          </table:table-cell>
          <table:table-cell table:formula="of:=[.B310]" office:value-type="float" office:value="1" calcext:value-type="float">
            <text:p>1</text:p>
          </table:table-cell>
          <table:table-cell table:formula="of:=[.C31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8" calcext:value-type="date">
            <text:p>12/28/22</text:p>
          </table:table-cell>
          <table:table-cell table:formula="of:=[.B311]" office:value-type="float" office:value="1" calcext:value-type="float">
            <text:p>1</text:p>
          </table:table-cell>
          <table:table-cell table:formula="of:=[.C31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9" calcext:value-type="date">
            <text:p>12/29/22</text:p>
          </table:table-cell>
          <table:table-cell table:formula="of:=[.B312]" office:value-type="float" office:value="1" calcext:value-type="float">
            <text:p>1</text:p>
          </table:table-cell>
          <table:table-cell table:formula="of:=[.C31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30" calcext:value-type="date">
            <text:p>12/30/22</text:p>
          </table:table-cell>
          <table:table-cell table:formula="of:=[.B313]" office:value-type="float" office:value="1" calcext:value-type="float">
            <text:p>1</text:p>
          </table:table-cell>
          <table:table-cell table:formula="of:=[.C31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31" calcext:value-type="date">
            <text:p>12/31/22</text:p>
          </table:table-cell>
          <table:table-cell table:formula="of:=[.B314]" office:value-type="float" office:value="1" calcext:value-type="float">
            <text:p>1</text:p>
          </table:table-cell>
          <table:table-cell table:formula="of:=[.C31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1" calcext:value-type="date">
            <text:p>01/01/23</text:p>
          </table:table-cell>
          <table:table-cell table:formula="of:=[.B315]" office:value-type="float" office:value="1" calcext:value-type="float">
            <text:p>1</text:p>
          </table:table-cell>
          <table:table-cell table:formula="of:=[.C31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2" calcext:value-type="date">
            <text:p>01/02/23</text:p>
          </table:table-cell>
          <table:table-cell table:formula="of:=[.B316]" office:value-type="float" office:value="1" calcext:value-type="float">
            <text:p>1</text:p>
          </table:table-cell>
          <table:table-cell table:formula="of:=[.C31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3" calcext:value-type="date">
            <text:p>01/03/23</text:p>
          </table:table-cell>
          <table:table-cell table:formula="of:=[.B317]" office:value-type="float" office:value="1" calcext:value-type="float">
            <text:p>1</text:p>
          </table:table-cell>
          <table:table-cell table:formula="of:=[.C31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table:formula="of:=[.B318]" office:value-type="float" office:value="1" calcext:value-type="float">
            <text:p>1</text:p>
          </table:table-cell>
          <table:table-cell table:formula="of:=[.C31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table:formula="of:=[.B319]" office:value-type="float" office:value="1" calcext:value-type="float">
            <text:p>1</text:p>
          </table:table-cell>
          <table:table-cell table:formula="of:=[.C31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6" calcext:value-type="date">
            <text:p>01/06/23</text:p>
          </table:table-cell>
          <table:table-cell table:formula="of:=[.B320]" office:value-type="float" office:value="1" calcext:value-type="float">
            <text:p>1</text:p>
          </table:table-cell>
          <table:table-cell table:formula="of:=[.C32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7" calcext:value-type="date">
            <text:p>01/07/23</text:p>
          </table:table-cell>
          <table:table-cell table:formula="of:=[.B321]" office:value-type="float" office:value="1" calcext:value-type="float">
            <text:p>1</text:p>
          </table:table-cell>
          <table:table-cell table:formula="of:=[.C32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8" calcext:value-type="date">
            <text:p>01/08/23</text:p>
          </table:table-cell>
          <table:table-cell table:formula="of:=[.B322]" office:value-type="float" office:value="1" calcext:value-type="float">
            <text:p>1</text:p>
          </table:table-cell>
          <table:table-cell table:formula="of:=[.C32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table:formula="of:=[.B323]" office:value-type="float" office:value="1" calcext:value-type="float">
            <text:p>1</text:p>
          </table:table-cell>
          <table:table-cell table:formula="of:=[.C32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table:formula="of:=[.B324]" office:value-type="float" office:value="1" calcext:value-type="float">
            <text:p>1</text:p>
          </table:table-cell>
          <table:table-cell table:formula="of:=[.C32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table:formula="of:=[.B325]" office:value-type="float" office:value="1" calcext:value-type="float">
            <text:p>1</text:p>
          </table:table-cell>
          <table:table-cell table:formula="of:=[.C32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table:formula="of:=[.B326]" office:value-type="float" office:value="1" calcext:value-type="float">
            <text:p>1</text:p>
          </table:table-cell>
          <table:table-cell table:formula="of:=[.C32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3" calcext:value-type="date">
            <text:p>01/13/23</text:p>
          </table:table-cell>
          <table:table-cell table:formula="of:=[.B327]" office:value-type="float" office:value="1" calcext:value-type="float">
            <text:p>1</text:p>
          </table:table-cell>
          <table:table-cell table:formula="of:=[.C32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4" calcext:value-type="date">
            <text:p>01/14/23</text:p>
          </table:table-cell>
          <table:table-cell table:formula="of:=[.B328]" office:value-type="float" office:value="1" calcext:value-type="float">
            <text:p>1</text:p>
          </table:table-cell>
          <table:table-cell table:formula="of:=[.C32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5" calcext:value-type="date">
            <text:p>01/15/23</text:p>
          </table:table-cell>
          <table:table-cell table:formula="of:=[.B329]" office:value-type="float" office:value="1" calcext:value-type="float">
            <text:p>1</text:p>
          </table:table-cell>
          <table:table-cell table:formula="of:=[.C32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6" calcext:value-type="date">
            <text:p>01/16/23</text:p>
          </table:table-cell>
          <table:table-cell table:formula="of:=[.B330]" office:value-type="float" office:value="1" calcext:value-type="float">
            <text:p>1</text:p>
          </table:table-cell>
          <table:table-cell table:formula="of:=[.C33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table:formula="of:=[.B331]" office:value-type="float" office:value="1" calcext:value-type="float">
            <text:p>1</text:p>
          </table:table-cell>
          <table:table-cell table:formula="of:=[.C33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table:formula="of:=[.B332]" office:value-type="float" office:value="1" calcext:value-type="float">
            <text:p>1</text:p>
          </table:table-cell>
          <table:table-cell table:formula="of:=[.C33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table:formula="of:=[.B333]" office:value-type="float" office:value="1" calcext:value-type="float">
            <text:p>1</text:p>
          </table:table-cell>
          <table:table-cell table:formula="of:=[.C33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0" calcext:value-type="date">
            <text:p>01/20/23</text:p>
          </table:table-cell>
          <table:table-cell table:formula="of:=[.B334]" office:value-type="float" office:value="1" calcext:value-type="float">
            <text:p>1</text:p>
          </table:table-cell>
          <table:table-cell table:formula="of:=[.C33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1" calcext:value-type="date">
            <text:p>01/21/23</text:p>
          </table:table-cell>
          <table:table-cell table:formula="of:=[.B335]" office:value-type="float" office:value="1" calcext:value-type="float">
            <text:p>1</text:p>
          </table:table-cell>
          <table:table-cell table:formula="of:=[.C33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2" calcext:value-type="date">
            <text:p>01/22/23</text:p>
          </table:table-cell>
          <table:table-cell table:formula="of:=[.B336]" office:value-type="float" office:value="1" calcext:value-type="float">
            <text:p>1</text:p>
          </table:table-cell>
          <table:table-cell table:formula="of:=[.C33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table:formula="of:=[.B337]" office:value-type="float" office:value="1" calcext:value-type="float">
            <text:p>1</text:p>
          </table:table-cell>
          <table:table-cell table:formula="of:=[.C33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table:formula="of:=[.B338]" office:value-type="float" office:value="1" calcext:value-type="float">
            <text:p>1</text:p>
          </table:table-cell>
          <table:table-cell table:formula="of:=[.C33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table:formula="of:=[.B339]" office:value-type="float" office:value="1" calcext:value-type="float">
            <text:p>1</text:p>
          </table:table-cell>
          <table:table-cell table:formula="of:=[.C33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table:formula="of:=[.B340]" office:value-type="float" office:value="1" calcext:value-type="float">
            <text:p>1</text:p>
          </table:table-cell>
          <table:table-cell table:formula="of:=[.C34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7" calcext:value-type="date">
            <text:p>01/27/23</text:p>
          </table:table-cell>
          <table:table-cell table:formula="of:=[.B341]" office:value-type="float" office:value="1" calcext:value-type="float">
            <text:p>1</text:p>
          </table:table-cell>
          <table:table-cell table:formula="of:=[.C34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8" calcext:value-type="date">
            <text:p>01/28/23</text:p>
          </table:table-cell>
          <table:table-cell table:formula="of:=[.B342]" office:value-type="float" office:value="1" calcext:value-type="float">
            <text:p>1</text:p>
          </table:table-cell>
          <table:table-cell table:formula="of:=[.C34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29" calcext:value-type="date">
            <text:p>01/29/23</text:p>
          </table:table-cell>
          <table:table-cell table:formula="of:=[.B343]" office:value-type="float" office:value="1" calcext:value-type="float">
            <text:p>1</text:p>
          </table:table-cell>
          <table:table-cell table:formula="of:=[.C34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30" calcext:value-type="date">
            <text:p>01/30/23</text:p>
          </table:table-cell>
          <table:table-cell table:formula="of:=[.B344]" office:value-type="float" office:value="1" calcext:value-type="float">
            <text:p>1</text:p>
          </table:table-cell>
          <table:table-cell table:formula="of:=[.C34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1-31" calcext:value-type="date">
            <text:p>01/31/23</text:p>
          </table:table-cell>
          <table:table-cell table:formula="of:=[.B345]" office:value-type="float" office:value="1" calcext:value-type="float">
            <text:p>1</text:p>
          </table:table-cell>
          <table:table-cell table:formula="of:=[.C34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1" calcext:value-type="date">
            <text:p>02/01/23</text:p>
          </table:table-cell>
          <table:table-cell table:formula="of:=[.B346]" office:value-type="float" office:value="1" calcext:value-type="float">
            <text:p>1</text:p>
          </table:table-cell>
          <table:table-cell table:formula="of:=[.C34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table:formula="of:=[.B347]" office:value-type="float" office:value="1" calcext:value-type="float">
            <text:p>1</text:p>
          </table:table-cell>
          <table:table-cell table:formula="of:=[.C34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3" calcext:value-type="date">
            <text:p>02/03/23</text:p>
          </table:table-cell>
          <table:table-cell table:formula="of:=[.B348]" office:value-type="float" office:value="1" calcext:value-type="float">
            <text:p>1</text:p>
          </table:table-cell>
          <table:table-cell table:formula="of:=[.C34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4" calcext:value-type="date">
            <text:p>02/04/23</text:p>
          </table:table-cell>
          <table:table-cell table:formula="of:=[.B349]" office:value-type="float" office:value="1" calcext:value-type="float">
            <text:p>1</text:p>
          </table:table-cell>
          <table:table-cell table:formula="of:=[.C34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5" calcext:value-type="date">
            <text:p>02/05/23</text:p>
          </table:table-cell>
          <table:table-cell table:formula="of:=[.B350]" office:value-type="float" office:value="1" calcext:value-type="float">
            <text:p>1</text:p>
          </table:table-cell>
          <table:table-cell table:formula="of:=[.C35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6" calcext:value-type="date">
            <text:p>02/06/23</text:p>
          </table:table-cell>
          <table:table-cell table:formula="of:=[.B351]" office:value-type="float" office:value="1" calcext:value-type="float">
            <text:p>1</text:p>
          </table:table-cell>
          <table:table-cell table:formula="of:=[.C35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7" calcext:value-type="date">
            <text:p>02/07/23</text:p>
          </table:table-cell>
          <table:table-cell table:formula="of:=[.B352]" office:value-type="float" office:value="1" calcext:value-type="float">
            <text:p>1</text:p>
          </table:table-cell>
          <table:table-cell table:formula="of:=[.C35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8" calcext:value-type="date">
            <text:p>02/08/23</text:p>
          </table:table-cell>
          <table:table-cell table:formula="of:=[.B353]" office:value-type="float" office:value="1" calcext:value-type="float">
            <text:p>1</text:p>
          </table:table-cell>
          <table:table-cell table:formula="of:=[.C35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09" calcext:value-type="date">
            <text:p>02/09/23</text:p>
          </table:table-cell>
          <table:table-cell table:formula="of:=[.B354]" office:value-type="float" office:value="1" calcext:value-type="float">
            <text:p>1</text:p>
          </table:table-cell>
          <table:table-cell table:formula="of:=[.C35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0" calcext:value-type="date">
            <text:p>02/10/23</text:p>
          </table:table-cell>
          <table:table-cell table:formula="of:=[.B355]" office:value-type="float" office:value="1" calcext:value-type="float">
            <text:p>1</text:p>
          </table:table-cell>
          <table:table-cell table:formula="of:=[.C35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1" calcext:value-type="date">
            <text:p>02/11/23</text:p>
          </table:table-cell>
          <table:table-cell table:formula="of:=[.B356]" office:value-type="float" office:value="1" calcext:value-type="float">
            <text:p>1</text:p>
          </table:table-cell>
          <table:table-cell table:formula="of:=[.C35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2" calcext:value-type="date">
            <text:p>02/12/23</text:p>
          </table:table-cell>
          <table:table-cell table:formula="of:=[.B357]" office:value-type="float" office:value="1" calcext:value-type="float">
            <text:p>1</text:p>
          </table:table-cell>
          <table:table-cell table:formula="of:=[.C35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3" calcext:value-type="date">
            <text:p>02/13/23</text:p>
          </table:table-cell>
          <table:table-cell table:formula="of:=[.B358]" office:value-type="float" office:value="1" calcext:value-type="float">
            <text:p>1</text:p>
          </table:table-cell>
          <table:table-cell table:formula="of:=[.C35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4" calcext:value-type="date">
            <text:p>02/14/23</text:p>
          </table:table-cell>
          <table:table-cell table:formula="of:=[.B359]" office:value-type="float" office:value="1" calcext:value-type="float">
            <text:p>1</text:p>
          </table:table-cell>
          <table:table-cell table:formula="of:=[.C35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5" calcext:value-type="date">
            <text:p>02/15/23</text:p>
          </table:table-cell>
          <table:table-cell table:formula="of:=[.B360]" office:value-type="float" office:value="1" calcext:value-type="float">
            <text:p>1</text:p>
          </table:table-cell>
          <table:table-cell table:formula="of:=[.C3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6" calcext:value-type="date">
            <text:p>02/16/23</text:p>
          </table:table-cell>
          <table:table-cell table:formula="of:=[.B361]" office:value-type="float" office:value="1" calcext:value-type="float">
            <text:p>1</text:p>
          </table:table-cell>
          <table:table-cell table:formula="of:=[.C3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7" calcext:value-type="date">
            <text:p>02/17/23</text:p>
          </table:table-cell>
          <table:table-cell table:formula="of:=[.B362]" office:value-type="float" office:value="1" calcext:value-type="float">
            <text:p>1</text:p>
          </table:table-cell>
          <table:table-cell table:formula="of:=[.C3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8" calcext:value-type="date">
            <text:p>02/18/23</text:p>
          </table:table-cell>
          <table:table-cell table:formula="of:=[.B363]" office:value-type="float" office:value="1" calcext:value-type="float">
            <text:p>1</text:p>
          </table:table-cell>
          <table:table-cell table:formula="of:=[.C36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19" calcext:value-type="date">
            <text:p>02/19/23</text:p>
          </table:table-cell>
          <table:table-cell table:formula="of:=[.B364]" office:value-type="float" office:value="1" calcext:value-type="float">
            <text:p>1</text:p>
          </table:table-cell>
          <table:table-cell table:formula="of:=[.C36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0" calcext:value-type="date">
            <text:p>02/20/23</text:p>
          </table:table-cell>
          <table:table-cell table:formula="of:=[.B365]" office:value-type="float" office:value="1" calcext:value-type="float">
            <text:p>1</text:p>
          </table:table-cell>
          <table:table-cell table:formula="of:=[.C3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1" calcext:value-type="date">
            <text:p>02/21/23</text:p>
          </table:table-cell>
          <table:table-cell table:formula="of:=[.B366]" office:value-type="float" office:value="1" calcext:value-type="float">
            <text:p>1</text:p>
          </table:table-cell>
          <table:table-cell table:formula="of:=[.C36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2" calcext:value-type="date">
            <text:p>02/22/23</text:p>
          </table:table-cell>
          <table:table-cell table:formula="of:=[.B367]" office:value-type="float" office:value="1" calcext:value-type="float">
            <text:p>1</text:p>
          </table:table-cell>
          <table:table-cell table:formula="of:=[.C36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3" calcext:value-type="date">
            <text:p>02/23/23</text:p>
          </table:table-cell>
          <table:table-cell table:formula="of:=[.B368]" office:value-type="float" office:value="1" calcext:value-type="float">
            <text:p>1</text:p>
          </table:table-cell>
          <table:table-cell table:formula="of:=[.C36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4" calcext:value-type="date">
            <text:p>02/24/23</text:p>
          </table:table-cell>
          <table:table-cell table:formula="of:=[.B369]" office:value-type="float" office:value="1" calcext:value-type="float">
            <text:p>1</text:p>
          </table:table-cell>
          <table:table-cell table:formula="of:=[.C36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5" calcext:value-type="date">
            <text:p>02/25/23</text:p>
          </table:table-cell>
          <table:table-cell table:formula="of:=[.B370]" office:value-type="float" office:value="1" calcext:value-type="float">
            <text:p>1</text:p>
          </table:table-cell>
          <table:table-cell table:formula="of:=[.C37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6" calcext:value-type="date">
            <text:p>02/26/23</text:p>
          </table:table-cell>
          <table:table-cell table:formula="of:=[.B371]" office:value-type="float" office:value="1" calcext:value-type="float">
            <text:p>1</text:p>
          </table:table-cell>
          <table:table-cell table:formula="of:=[.C37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7" calcext:value-type="date">
            <text:p>02/27/23</text:p>
          </table:table-cell>
          <table:table-cell table:formula="of:=[.B372]" office:value-type="float" office:value="1" calcext:value-type="float">
            <text:p>1</text:p>
          </table:table-cell>
          <table:table-cell table:formula="of:=[.C37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2-28" calcext:value-type="date">
            <text:p>02/28/23</text:p>
          </table:table-cell>
          <table:table-cell table:formula="of:=[.B373]" office:value-type="float" office:value="1" calcext:value-type="float">
            <text:p>1</text:p>
          </table:table-cell>
          <table:table-cell table:formula="of:=[.C37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1" calcext:value-type="date">
            <text:p>03/01/23</text:p>
          </table:table-cell>
          <table:table-cell table:formula="of:=[.B374]" office:value-type="float" office:value="1" calcext:value-type="float">
            <text:p>1</text:p>
          </table:table-cell>
          <table:table-cell table:formula="of:=[.C37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2" calcext:value-type="date">
            <text:p>03/02/23</text:p>
          </table:table-cell>
          <table:table-cell table:formula="of:=[.B375]" office:value-type="float" office:value="1" calcext:value-type="float">
            <text:p>1</text:p>
          </table:table-cell>
          <table:table-cell table:formula="of:=[.C37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3" calcext:value-type="date">
            <text:p>03/03/23</text:p>
          </table:table-cell>
          <table:table-cell table:formula="of:=[.B376]" office:value-type="float" office:value="1" calcext:value-type="float">
            <text:p>1</text:p>
          </table:table-cell>
          <table:table-cell table:formula="of:=[.C37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4" calcext:value-type="date">
            <text:p>03/04/23</text:p>
          </table:table-cell>
          <table:table-cell table:formula="of:=[.B377]" office:value-type="float" office:value="1" calcext:value-type="float">
            <text:p>1</text:p>
          </table:table-cell>
          <table:table-cell table:formula="of:=[.C37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5" calcext:value-type="date">
            <text:p>03/05/23</text:p>
          </table:table-cell>
          <table:table-cell table:formula="of:=[.B378]" office:value-type="float" office:value="1" calcext:value-type="float">
            <text:p>1</text:p>
          </table:table-cell>
          <table:table-cell table:formula="of:=[.C37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6" calcext:value-type="date">
            <text:p>03/06/23</text:p>
          </table:table-cell>
          <table:table-cell table:formula="of:=[.B379]" office:value-type="float" office:value="1" calcext:value-type="float">
            <text:p>1</text:p>
          </table:table-cell>
          <table:table-cell table:formula="of:=[.C37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7" calcext:value-type="date">
            <text:p>03/07/23</text:p>
          </table:table-cell>
          <table:table-cell table:formula="of:=[.B380]" office:value-type="float" office:value="1" calcext:value-type="float">
            <text:p>1</text:p>
          </table:table-cell>
          <table:table-cell table:formula="of:=[.C38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8" calcext:value-type="date">
            <text:p>03/08/23</text:p>
          </table:table-cell>
          <table:table-cell table:formula="of:=[.B381]" office:value-type="float" office:value="1" calcext:value-type="float">
            <text:p>1</text:p>
          </table:table-cell>
          <table:table-cell table:formula="of:=[.C38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09" calcext:value-type="date">
            <text:p>03/09/23</text:p>
          </table:table-cell>
          <table:table-cell table:formula="of:=[.B382]" office:value-type="float" office:value="1" calcext:value-type="float">
            <text:p>1</text:p>
          </table:table-cell>
          <table:table-cell table:formula="of:=[.C38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0" calcext:value-type="date">
            <text:p>03/10/23</text:p>
          </table:table-cell>
          <table:table-cell table:formula="of:=[.B383]" office:value-type="float" office:value="1" calcext:value-type="float">
            <text:p>1</text:p>
          </table:table-cell>
          <table:table-cell table:formula="of:=[.C3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1" calcext:value-type="date">
            <text:p>03/11/23</text:p>
          </table:table-cell>
          <table:table-cell table:formula="of:=[.B384]" office:value-type="float" office:value="1" calcext:value-type="float">
            <text:p>1</text:p>
          </table:table-cell>
          <table:table-cell table:formula="of:=[.C38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2" calcext:value-type="date">
            <text:p>03/12/23</text:p>
          </table:table-cell>
          <table:table-cell table:formula="of:=[.B385]" office:value-type="float" office:value="1" calcext:value-type="float">
            <text:p>1</text:p>
          </table:table-cell>
          <table:table-cell table:formula="of:=[.C38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3" calcext:value-type="date">
            <text:p>03/13/23</text:p>
          </table:table-cell>
          <table:table-cell table:formula="of:=[.B386]" office:value-type="float" office:value="1" calcext:value-type="float">
            <text:p>1</text:p>
          </table:table-cell>
          <table:table-cell table:formula="of:=[.C38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table:formula="of:=[.B387]" office:value-type="float" office:value="1" calcext:value-type="float">
            <text:p>1</text:p>
          </table:table-cell>
          <table:table-cell table:formula="of:=[.C38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table:formula="of:=[.B388]" office:value-type="float" office:value="1" calcext:value-type="float">
            <text:p>1</text:p>
          </table:table-cell>
          <table:table-cell table:formula="of:=[.C38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table:formula="of:=[.B389]" office:value-type="float" office:value="1" calcext:value-type="float">
            <text:p>1</text:p>
          </table:table-cell>
          <table:table-cell table:formula="of:=[.C38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7" calcext:value-type="date">
            <text:p>03/17/23</text:p>
          </table:table-cell>
          <table:table-cell table:formula="of:=[.B390]" office:value-type="float" office:value="1" calcext:value-type="float">
            <text:p>1</text:p>
          </table:table-cell>
          <table:table-cell table:formula="of:=[.C39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8" calcext:value-type="date">
            <text:p>03/18/23</text:p>
          </table:table-cell>
          <table:table-cell table:formula="of:=[.B391]" office:value-type="float" office:value="1" calcext:value-type="float">
            <text:p>1</text:p>
          </table:table-cell>
          <table:table-cell table:formula="of:=[.C39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19" calcext:value-type="date">
            <text:p>03/19/23</text:p>
          </table:table-cell>
          <table:table-cell table:formula="of:=[.B392]" office:value-type="float" office:value="1" calcext:value-type="float">
            <text:p>1</text:p>
          </table:table-cell>
          <table:table-cell table:formula="of:=[.C39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0" calcext:value-type="date">
            <text:p>03/20/23</text:p>
          </table:table-cell>
          <table:table-cell table:formula="of:=[.B393]" office:value-type="float" office:value="1" calcext:value-type="float">
            <text:p>1</text:p>
          </table:table-cell>
          <table:table-cell table:formula="of:=[.C39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table:formula="of:=[.B394]" office:value-type="float" office:value="1" calcext:value-type="float">
            <text:p>1</text:p>
          </table:table-cell>
          <table:table-cell table:formula="of:=[.C39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table:formula="of:=[.B395]" office:value-type="float" office:value="1" calcext:value-type="float">
            <text:p>1</text:p>
          </table:table-cell>
          <table:table-cell table:formula="of:=[.C39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table:formula="of:=[.B396]" office:value-type="float" office:value="1" calcext:value-type="float">
            <text:p>1</text:p>
          </table:table-cell>
          <table:table-cell table:formula="of:=[.C39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table:formula="of:=[.B397]" office:value-type="float" office:value="1" calcext:value-type="float">
            <text:p>1</text:p>
          </table:table-cell>
          <table:table-cell table:formula="of:=[.C39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5" calcext:value-type="date">
            <text:p>03/25/23</text:p>
          </table:table-cell>
          <table:table-cell table:formula="of:=[.B398]" office:value-type="float" office:value="1" calcext:value-type="float">
            <text:p>1</text:p>
          </table:table-cell>
          <table:table-cell table:formula="of:=[.C39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6" calcext:value-type="date">
            <text:p>03/26/23</text:p>
          </table:table-cell>
          <table:table-cell table:formula="of:=[.B399]" office:value-type="float" office:value="1" calcext:value-type="float">
            <text:p>1</text:p>
          </table:table-cell>
          <table:table-cell table:formula="of:=[.C39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table:formula="of:=[.B400]" office:value-type="float" office:value="1" calcext:value-type="float">
            <text:p>1</text:p>
          </table:table-cell>
          <table:table-cell table:formula="of:=[.C40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table:formula="of:=[.B401]" office:value-type="float" office:value="1" calcext:value-type="float">
            <text:p>1</text:p>
          </table:table-cell>
          <table:table-cell table:formula="of:=[.C40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29" calcext:value-type="date">
            <text:p>03/29/23</text:p>
          </table:table-cell>
          <table:table-cell table:formula="of:=[.B402]" office:value-type="float" office:value="1" calcext:value-type="float">
            <text:p>1</text:p>
          </table:table-cell>
          <table:table-cell table:formula="of:=[.C40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30" calcext:value-type="date">
            <text:p>03/30/23</text:p>
          </table:table-cell>
          <table:table-cell table:formula="of:=[.B403]" office:value-type="float" office:value="1" calcext:value-type="float">
            <text:p>1</text:p>
          </table:table-cell>
          <table:table-cell table:formula="of:=[.C40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3-31" calcext:value-type="date">
            <text:p>03/31/23</text:p>
          </table:table-cell>
          <table:table-cell table:formula="of:=[.B404]" office:value-type="float" office:value="1" calcext:value-type="float">
            <text:p>1</text:p>
          </table:table-cell>
          <table:table-cell table:formula="of:=[.C40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1" calcext:value-type="date">
            <text:p>04/01/23</text:p>
          </table:table-cell>
          <table:table-cell table:formula="of:=[.B405]" office:value-type="float" office:value="1" calcext:value-type="float">
            <text:p>1</text:p>
          </table:table-cell>
          <table:table-cell table:formula="of:=[.C40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2" calcext:value-type="date">
            <text:p>04/02/23</text:p>
          </table:table-cell>
          <table:table-cell table:formula="of:=[.B406]" office:value-type="float" office:value="1" calcext:value-type="float">
            <text:p>1</text:p>
          </table:table-cell>
          <table:table-cell table:formula="of:=[.C40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table:formula="of:=[.B407]" office:value-type="float" office:value="1" calcext:value-type="float">
            <text:p>1</text:p>
          </table:table-cell>
          <table:table-cell table:formula="of:=[.C40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table:formula="of:=[.B408]" office:value-type="float" office:value="1" calcext:value-type="float">
            <text:p>1</text:p>
          </table:table-cell>
          <table:table-cell table:formula="of:=[.C40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table:formula="of:=[.B409]" office:value-type="float" office:value="1" calcext:value-type="float">
            <text:p>1</text:p>
          </table:table-cell>
          <table:table-cell table:formula="of:=[.C40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6" calcext:value-type="date">
            <text:p>04/06/23</text:p>
          </table:table-cell>
          <table:table-cell table:formula="of:=[.B410]" office:value-type="float" office:value="1" calcext:value-type="float">
            <text:p>1</text:p>
          </table:table-cell>
          <table:table-cell table:formula="of:=[.C41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7" calcext:value-type="date">
            <text:p>04/07/23</text:p>
          </table:table-cell>
          <table:table-cell table:formula="of:=[.B411]" office:value-type="float" office:value="1" calcext:value-type="float">
            <text:p>1</text:p>
          </table:table-cell>
          <table:table-cell table:formula="of:=[.C41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8" calcext:value-type="date">
            <text:p>04/08/23</text:p>
          </table:table-cell>
          <table:table-cell table:formula="of:=[.B412]" office:value-type="float" office:value="1" calcext:value-type="float">
            <text:p>1</text:p>
          </table:table-cell>
          <table:table-cell table:formula="of:=[.C41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09" calcext:value-type="date">
            <text:p>04/09/23</text:p>
          </table:table-cell>
          <table:table-cell table:formula="of:=[.B413]" office:value-type="float" office:value="1" calcext:value-type="float">
            <text:p>1</text:p>
          </table:table-cell>
          <table:table-cell table:formula="of:=[.C41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0" calcext:value-type="date">
            <text:p>04/10/23</text:p>
          </table:table-cell>
          <table:table-cell table:formula="of:=[.B414]" office:value-type="float" office:value="1" calcext:value-type="float">
            <text:p>1</text:p>
          </table:table-cell>
          <table:table-cell table:formula="of:=[.C41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1" calcext:value-type="date">
            <text:p>04/11/23</text:p>
          </table:table-cell>
          <table:table-cell table:formula="of:=[.B415]" office:value-type="float" office:value="1" calcext:value-type="float">
            <text:p>1</text:p>
          </table:table-cell>
          <table:table-cell table:formula="of:=[.C41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2" calcext:value-type="date">
            <text:p>04/12/23</text:p>
          </table:table-cell>
          <table:table-cell table:formula="of:=[.B416]" office:value-type="float" office:value="1" calcext:value-type="float">
            <text:p>1</text:p>
          </table:table-cell>
          <table:table-cell table:formula="of:=[.C41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3" calcext:value-type="date">
            <text:p>04/13/23</text:p>
          </table:table-cell>
          <table:table-cell table:formula="of:=[.B417]" office:value-type="float" office:value="1" calcext:value-type="float">
            <text:p>1</text:p>
          </table:table-cell>
          <table:table-cell table:formula="of:=[.C41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4" calcext:value-type="date">
            <text:p>04/14/23</text:p>
          </table:table-cell>
          <table:table-cell table:formula="of:=[.B418]" office:value-type="float" office:value="1" calcext:value-type="float">
            <text:p>1</text:p>
          </table:table-cell>
          <table:table-cell table:formula="of:=[.C41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5" calcext:value-type="date">
            <text:p>04/15/23</text:p>
          </table:table-cell>
          <table:table-cell table:formula="of:=[.B419]" office:value-type="float" office:value="1" calcext:value-type="float">
            <text:p>1</text:p>
          </table:table-cell>
          <table:table-cell table:formula="of:=[.C41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6" calcext:value-type="date">
            <text:p>04/16/23</text:p>
          </table:table-cell>
          <table:table-cell table:formula="of:=[.B420]" office:value-type="float" office:value="1" calcext:value-type="float">
            <text:p>1</text:p>
          </table:table-cell>
          <table:table-cell table:formula="of:=[.C42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7" calcext:value-type="date">
            <text:p>04/17/23</text:p>
          </table:table-cell>
          <table:table-cell table:formula="of:=[.B421]" office:value-type="float" office:value="1" calcext:value-type="float">
            <text:p>1</text:p>
          </table:table-cell>
          <table:table-cell table:formula="of:=[.C42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8" calcext:value-type="date">
            <text:p>04/18/23</text:p>
          </table:table-cell>
          <table:table-cell table:formula="of:=[.B422]" office:value-type="float" office:value="1" calcext:value-type="float">
            <text:p>1</text:p>
          </table:table-cell>
          <table:table-cell table:formula="of:=[.C42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19" calcext:value-type="date">
            <text:p>04/19/23</text:p>
          </table:table-cell>
          <table:table-cell table:formula="of:=[.B423]" office:value-type="float" office:value="1" calcext:value-type="float">
            <text:p>1</text:p>
          </table:table-cell>
          <table:table-cell table:formula="of:=[.C42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0" calcext:value-type="date">
            <text:p>04/20/23</text:p>
          </table:table-cell>
          <table:table-cell table:formula="of:=[.B424]" office:value-type="float" office:value="1" calcext:value-type="float">
            <text:p>1</text:p>
          </table:table-cell>
          <table:table-cell table:formula="of:=[.C42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1" calcext:value-type="date">
            <text:p>04/21/23</text:p>
          </table:table-cell>
          <table:table-cell table:formula="of:=[.B425]" office:value-type="float" office:value="1" calcext:value-type="float">
            <text:p>1</text:p>
          </table:table-cell>
          <table:table-cell table:formula="of:=[.C42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2" calcext:value-type="date">
            <text:p>04/22/23</text:p>
          </table:table-cell>
          <table:table-cell table:formula="of:=[.B426]" office:value-type="float" office:value="1" calcext:value-type="float">
            <text:p>1</text:p>
          </table:table-cell>
          <table:table-cell table:formula="of:=[.C42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3" calcext:value-type="date">
            <text:p>04/23/23</text:p>
          </table:table-cell>
          <table:table-cell table:formula="of:=[.B427]" office:value-type="float" office:value="1" calcext:value-type="float">
            <text:p>1</text:p>
          </table:table-cell>
          <table:table-cell table:formula="of:=[.C42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table:formula="of:=[.B428]" office:value-type="float" office:value="1" calcext:value-type="float">
            <text:p>1</text:p>
          </table:table-cell>
          <table:table-cell table:formula="of:=[.C42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table:formula="of:=[.B429]" office:value-type="float" office:value="1" calcext:value-type="float">
            <text:p>1</text:p>
          </table:table-cell>
          <table:table-cell table:formula="of:=[.C42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6" calcext:value-type="date">
            <text:p>04/26/23</text:p>
          </table:table-cell>
          <table:table-cell table:formula="of:=[.B430]" office:value-type="float" office:value="1" calcext:value-type="float">
            <text:p>1</text:p>
          </table:table-cell>
          <table:table-cell table:formula="of:=[.C43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7" calcext:value-type="date">
            <text:p>04/27/23</text:p>
          </table:table-cell>
          <table:table-cell table:formula="of:=[.B431]" office:value-type="float" office:value="1" calcext:value-type="float">
            <text:p>1</text:p>
          </table:table-cell>
          <table:table-cell table:formula="of:=[.C43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8" calcext:value-type="date">
            <text:p>04/28/23</text:p>
          </table:table-cell>
          <table:table-cell table:formula="of:=[.B432]" office:value-type="float" office:value="1" calcext:value-type="float">
            <text:p>1</text:p>
          </table:table-cell>
          <table:table-cell table:formula="of:=[.C43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29" calcext:value-type="date">
            <text:p>04/29/23</text:p>
          </table:table-cell>
          <table:table-cell table:formula="of:=[.B433]" office:value-type="float" office:value="1" calcext:value-type="float">
            <text:p>1</text:p>
          </table:table-cell>
          <table:table-cell table:formula="of:=[.C43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4-30" calcext:value-type="date">
            <text:p>04/30/23</text:p>
          </table:table-cell>
          <table:table-cell table:formula="of:=[.B434]" office:value-type="float" office:value="1" calcext:value-type="float">
            <text:p>1</text:p>
          </table:table-cell>
          <table:table-cell table:formula="of:=[.C43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1" calcext:value-type="date">
            <text:p>05/01/23</text:p>
          </table:table-cell>
          <table:table-cell table:formula="of:=[.B435]" office:value-type="float" office:value="1" calcext:value-type="float">
            <text:p>1</text:p>
          </table:table-cell>
          <table:table-cell table:formula="of:=[.C43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2" calcext:value-type="date">
            <text:p>05/02/23</text:p>
          </table:table-cell>
          <table:table-cell table:formula="of:=[.B436]" office:value-type="float" office:value="1" calcext:value-type="float">
            <text:p>1</text:p>
          </table:table-cell>
          <table:table-cell table:formula="of:=[.C43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3" calcext:value-type="date">
            <text:p>05/03/23</text:p>
          </table:table-cell>
          <table:table-cell table:formula="of:=[.B437]" office:value-type="float" office:value="1" calcext:value-type="float">
            <text:p>1</text:p>
          </table:table-cell>
          <table:table-cell table:formula="of:=[.C43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4" calcext:value-type="date">
            <text:p>05/04/23</text:p>
          </table:table-cell>
          <table:table-cell table:formula="of:=[.B438]" office:value-type="float" office:value="1" calcext:value-type="float">
            <text:p>1</text:p>
          </table:table-cell>
          <table:table-cell table:formula="of:=[.C43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table:formula="of:=[.B439]" office:value-type="float" office:value="1" calcext:value-type="float">
            <text:p>1</text:p>
          </table:table-cell>
          <table:table-cell table:formula="of:=[.C43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6" calcext:value-type="date">
            <text:p>05/06/23</text:p>
          </table:table-cell>
          <table:table-cell table:formula="of:=[.B440]" office:value-type="float" office:value="1" calcext:value-type="float">
            <text:p>1</text:p>
          </table:table-cell>
          <table:table-cell table:formula="of:=[.C44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7" calcext:value-type="date">
            <text:p>05/07/23</text:p>
          </table:table-cell>
          <table:table-cell table:formula="of:=[.B441]" office:value-type="float" office:value="1" calcext:value-type="float">
            <text:p>1</text:p>
          </table:table-cell>
          <table:table-cell table:formula="of:=[.C44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8" calcext:value-type="date">
            <text:p>05/08/23</text:p>
          </table:table-cell>
          <table:table-cell table:formula="of:=[.B442]" office:value-type="float" office:value="1" calcext:value-type="float">
            <text:p>1</text:p>
          </table:table-cell>
          <table:table-cell table:formula="of:=[.C44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09" calcext:value-type="date">
            <text:p>05/09/23</text:p>
          </table:table-cell>
          <table:table-cell table:formula="of:=[.B443]" office:value-type="float" office:value="1" calcext:value-type="float">
            <text:p>1</text:p>
          </table:table-cell>
          <table:table-cell table:formula="of:=[.C44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0" calcext:value-type="date">
            <text:p>05/10/23</text:p>
          </table:table-cell>
          <table:table-cell table:formula="of:=[.B444]" office:value-type="float" office:value="1" calcext:value-type="float">
            <text:p>1</text:p>
          </table:table-cell>
          <table:table-cell table:formula="of:=[.C44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1" calcext:value-type="date">
            <text:p>05/11/23</text:p>
          </table:table-cell>
          <table:table-cell table:formula="of:=[.B445]" office:value-type="float" office:value="1" calcext:value-type="float">
            <text:p>1</text:p>
          </table:table-cell>
          <table:table-cell table:formula="of:=[.C44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2" calcext:value-type="date">
            <text:p>05/12/23</text:p>
          </table:table-cell>
          <table:table-cell table:formula="of:=[.B446]" office:value-type="float" office:value="1" calcext:value-type="float">
            <text:p>1</text:p>
          </table:table-cell>
          <table:table-cell table:formula="of:=[.C44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3" calcext:value-type="date">
            <text:p>05/13/23</text:p>
          </table:table-cell>
          <table:table-cell table:formula="of:=[.B447]" office:value-type="float" office:value="1" calcext:value-type="float">
            <text:p>1</text:p>
          </table:table-cell>
          <table:table-cell table:formula="of:=[.C44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4" calcext:value-type="date">
            <text:p>05/14/23</text:p>
          </table:table-cell>
          <table:table-cell table:formula="of:=[.B448]" office:value-type="float" office:value="1" calcext:value-type="float">
            <text:p>1</text:p>
          </table:table-cell>
          <table:table-cell table:formula="of:=[.C44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5" calcext:value-type="date">
            <text:p>05/15/23</text:p>
          </table:table-cell>
          <table:table-cell table:formula="of:=[.B449]" office:value-type="float" office:value="1" calcext:value-type="float">
            <text:p>1</text:p>
          </table:table-cell>
          <table:table-cell table:formula="of:=[.C44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6" calcext:value-type="date">
            <text:p>05/16/23</text:p>
          </table:table-cell>
          <table:table-cell table:formula="of:=[.B450]" office:value-type="float" office:value="1" calcext:value-type="float">
            <text:p>1</text:p>
          </table:table-cell>
          <table:table-cell table:formula="of:=[.C45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7" calcext:value-type="date">
            <text:p>05/17/23</text:p>
          </table:table-cell>
          <table:table-cell table:formula="of:=[.B451]" office:value-type="float" office:value="1" calcext:value-type="float">
            <text:p>1</text:p>
          </table:table-cell>
          <table:table-cell table:formula="of:=[.C45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8" calcext:value-type="date">
            <text:p>05/18/23</text:p>
          </table:table-cell>
          <table:table-cell table:formula="of:=[.B452]" office:value-type="float" office:value="1" calcext:value-type="float">
            <text:p>1</text:p>
          </table:table-cell>
          <table:table-cell table:formula="of:=[.C45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19" calcext:value-type="date">
            <text:p>05/19/23</text:p>
          </table:table-cell>
          <table:table-cell table:formula="of:=[.B453]" office:value-type="float" office:value="1" calcext:value-type="float">
            <text:p>1</text:p>
          </table:table-cell>
          <table:table-cell table:formula="of:=[.C45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0" calcext:value-type="date">
            <text:p>05/20/23</text:p>
          </table:table-cell>
          <table:table-cell table:formula="of:=[.B454]" office:value-type="float" office:value="1" calcext:value-type="float">
            <text:p>1</text:p>
          </table:table-cell>
          <table:table-cell table:formula="of:=[.C45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1" calcext:value-type="date">
            <text:p>05/21/23</text:p>
          </table:table-cell>
          <table:table-cell table:formula="of:=[.B455]" office:value-type="float" office:value="1" calcext:value-type="float">
            <text:p>1</text:p>
          </table:table-cell>
          <table:table-cell table:formula="of:=[.C45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table:formula="of:=[.B456]" office:value-type="float" office:value="1" calcext:value-type="float">
            <text:p>1</text:p>
          </table:table-cell>
          <table:table-cell table:formula="of:=[.C45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3" calcext:value-type="date">
            <text:p>05/23/23</text:p>
          </table:table-cell>
          <table:table-cell table:formula="of:=[.B457]" office:value-type="float" office:value="1" calcext:value-type="float">
            <text:p>1</text:p>
          </table:table-cell>
          <table:table-cell table:formula="of:=[.C45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4" calcext:value-type="date">
            <text:p>05/24/23</text:p>
          </table:table-cell>
          <table:table-cell table:formula="of:=[.B458]" office:value-type="float" office:value="1" calcext:value-type="float">
            <text:p>1</text:p>
          </table:table-cell>
          <table:table-cell table:formula="of:=[.C45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table:formula="of:=[.B459]" office:value-type="float" office:value="1" calcext:value-type="float">
            <text:p>1</text:p>
          </table:table-cell>
          <table:table-cell table:formula="of:=[.C45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table:formula="of:=[.B460]" office:value-type="float" office:value="1" calcext:value-type="float">
            <text:p>1</text:p>
          </table:table-cell>
          <table:table-cell table:formula="of:=[.C4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7" calcext:value-type="date">
            <text:p>05/27/23</text:p>
          </table:table-cell>
          <table:table-cell table:formula="of:=[.B461]" office:value-type="float" office:value="1" calcext:value-type="float">
            <text:p>1</text:p>
          </table:table-cell>
          <table:table-cell table:formula="of:=[.C4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8" calcext:value-type="date">
            <text:p>05/28/23</text:p>
          </table:table-cell>
          <table:table-cell table:formula="of:=[.B462]" office:value-type="float" office:value="1" calcext:value-type="float">
            <text:p>1</text:p>
          </table:table-cell>
          <table:table-cell table:formula="of:=[.C4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29" calcext:value-type="date">
            <text:p>05/29/23</text:p>
          </table:table-cell>
          <table:table-cell table:formula="of:=[.B463]" office:value-type="float" office:value="1" calcext:value-type="float">
            <text:p>1</text:p>
          </table:table-cell>
          <table:table-cell table:formula="of:=[.C46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30" calcext:value-type="date">
            <text:p>05/30/23</text:p>
          </table:table-cell>
          <table:table-cell table:formula="of:=[.B464]" office:value-type="float" office:value="1" calcext:value-type="float">
            <text:p>1</text:p>
          </table:table-cell>
          <table:table-cell table:formula="of:=[.C46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31" calcext:value-type="date">
            <text:p>05/31/23</text:p>
          </table:table-cell>
          <table:table-cell table:formula="of:=[.B465]" office:value-type="float" office:value="1" calcext:value-type="float">
            <text:p>1</text:p>
          </table:table-cell>
          <table:table-cell table:formula="of:=[.C4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1" calcext:value-type="date">
            <text:p>06/01/23</text:p>
          </table:table-cell>
          <table:table-cell table:formula="of:=[.B466]" office:value-type="float" office:value="1" calcext:value-type="float">
            <text:p>1</text:p>
          </table:table-cell>
          <table:table-cell table:formula="of:=[.C46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2" calcext:value-type="date">
            <text:p>06/02/23</text:p>
          </table:table-cell>
          <table:table-cell table:formula="of:=[.B467]" office:value-type="float" office:value="1" calcext:value-type="float">
            <text:p>1</text:p>
          </table:table-cell>
          <table:table-cell table:formula="of:=[.C46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3" calcext:value-type="date">
            <text:p>06/03/23</text:p>
          </table:table-cell>
          <table:table-cell table:formula="of:=[.B468]" office:value-type="float" office:value="1" calcext:value-type="float">
            <text:p>1</text:p>
          </table:table-cell>
          <table:table-cell table:formula="of:=[.C46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4" calcext:value-type="date">
            <text:p>06/04/23</text:p>
          </table:table-cell>
          <table:table-cell table:formula="of:=[.B469]" office:value-type="float" office:value="1" calcext:value-type="float">
            <text:p>1</text:p>
          </table:table-cell>
          <table:table-cell table:formula="of:=[.C46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5" calcext:value-type="date">
            <text:p>06/05/23</text:p>
          </table:table-cell>
          <table:table-cell table:formula="of:=[.B470]" office:value-type="float" office:value="1" calcext:value-type="float">
            <text:p>1</text:p>
          </table:table-cell>
          <table:table-cell table:formula="of:=[.C47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6" calcext:value-type="date">
            <text:p>06/06/23</text:p>
          </table:table-cell>
          <table:table-cell table:formula="of:=[.B471]" office:value-type="float" office:value="1" calcext:value-type="float">
            <text:p>1</text:p>
          </table:table-cell>
          <table:table-cell table:formula="of:=[.C47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7" calcext:value-type="date">
            <text:p>06/07/23</text:p>
          </table:table-cell>
          <table:table-cell table:formula="of:=[.B472]" office:value-type="float" office:value="1" calcext:value-type="float">
            <text:p>1</text:p>
          </table:table-cell>
          <table:table-cell table:formula="of:=[.C47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8" calcext:value-type="date">
            <text:p>06/08/23</text:p>
          </table:table-cell>
          <table:table-cell table:formula="of:=[.B473]" office:value-type="float" office:value="1" calcext:value-type="float">
            <text:p>1</text:p>
          </table:table-cell>
          <table:table-cell table:formula="of:=[.C47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09" calcext:value-type="date">
            <text:p>06/09/23</text:p>
          </table:table-cell>
          <table:table-cell table:formula="of:=[.B474]" office:value-type="float" office:value="1" calcext:value-type="float">
            <text:p>1</text:p>
          </table:table-cell>
          <table:table-cell table:formula="of:=[.C47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0" calcext:value-type="date">
            <text:p>06/10/23</text:p>
          </table:table-cell>
          <table:table-cell table:formula="of:=[.B475]" office:value-type="float" office:value="1" calcext:value-type="float">
            <text:p>1</text:p>
          </table:table-cell>
          <table:table-cell table:formula="of:=[.C47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1" calcext:value-type="date">
            <text:p>06/11/23</text:p>
          </table:table-cell>
          <table:table-cell table:formula="of:=[.B476]" office:value-type="float" office:value="1" calcext:value-type="float">
            <text:p>1</text:p>
          </table:table-cell>
          <table:table-cell table:formula="of:=[.C47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2" calcext:value-type="date">
            <text:p>06/12/23</text:p>
          </table:table-cell>
          <table:table-cell table:formula="of:=[.B477]" office:value-type="float" office:value="1" calcext:value-type="float">
            <text:p>1</text:p>
          </table:table-cell>
          <table:table-cell table:formula="of:=[.C47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3" calcext:value-type="date">
            <text:p>06/13/23</text:p>
          </table:table-cell>
          <table:table-cell table:formula="of:=[.B478]" office:value-type="float" office:value="1" calcext:value-type="float">
            <text:p>1</text:p>
          </table:table-cell>
          <table:table-cell table:formula="of:=[.C47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4" calcext:value-type="date">
            <text:p>06/14/23</text:p>
          </table:table-cell>
          <table:table-cell table:formula="of:=[.B479]" office:value-type="float" office:value="1" calcext:value-type="float">
            <text:p>1</text:p>
          </table:table-cell>
          <table:table-cell table:formula="of:=[.C47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5" calcext:value-type="date">
            <text:p>06/15/23</text:p>
          </table:table-cell>
          <table:table-cell table:formula="of:=[.B480]" office:value-type="float" office:value="1" calcext:value-type="float">
            <text:p>1</text:p>
          </table:table-cell>
          <table:table-cell table:formula="of:=[.C48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6" calcext:value-type="date">
            <text:p>06/16/23</text:p>
          </table:table-cell>
          <table:table-cell table:formula="of:=[.B481]" office:value-type="float" office:value="1" calcext:value-type="float">
            <text:p>1</text:p>
          </table:table-cell>
          <table:table-cell table:formula="of:=[.C48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7" calcext:value-type="date">
            <text:p>06/17/23</text:p>
          </table:table-cell>
          <table:table-cell table:formula="of:=[.B482]" office:value-type="float" office:value="1" calcext:value-type="float">
            <text:p>1</text:p>
          </table:table-cell>
          <table:table-cell table:formula="of:=[.C48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8" calcext:value-type="date">
            <text:p>06/18/23</text:p>
          </table:table-cell>
          <table:table-cell table:formula="of:=[.B483]" office:value-type="float" office:value="1" calcext:value-type="float">
            <text:p>1</text:p>
          </table:table-cell>
          <table:table-cell table:formula="of:=[.C4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19" calcext:value-type="date">
            <text:p>06/19/23</text:p>
          </table:table-cell>
          <table:table-cell table:formula="of:=[.B484]" office:value-type="float" office:value="1" calcext:value-type="float">
            <text:p>1</text:p>
          </table:table-cell>
          <table:table-cell table:formula="of:=[.C48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0" calcext:value-type="date">
            <text:p>06/20/23</text:p>
          </table:table-cell>
          <table:table-cell table:formula="of:=[.B485]" office:value-type="float" office:value="1" calcext:value-type="float">
            <text:p>1</text:p>
          </table:table-cell>
          <table:table-cell table:formula="of:=[.C48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1" calcext:value-type="date">
            <text:p>06/21/23</text:p>
          </table:table-cell>
          <table:table-cell table:formula="of:=[.B486]" office:value-type="float" office:value="1" calcext:value-type="float">
            <text:p>1</text:p>
          </table:table-cell>
          <table:table-cell table:formula="of:=[.C48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2" calcext:value-type="date">
            <text:p>06/22/23</text:p>
          </table:table-cell>
          <table:table-cell table:formula="of:=[.B487]" office:value-type="float" office:value="1" calcext:value-type="float">
            <text:p>1</text:p>
          </table:table-cell>
          <table:table-cell table:formula="of:=[.C48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3" calcext:value-type="date">
            <text:p>06/23/23</text:p>
          </table:table-cell>
          <table:table-cell table:formula="of:=[.B488]" office:value-type="float" office:value="1" calcext:value-type="float">
            <text:p>1</text:p>
          </table:table-cell>
          <table:table-cell table:formula="of:=[.C48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4" calcext:value-type="date">
            <text:p>06/24/23</text:p>
          </table:table-cell>
          <table:table-cell table:formula="of:=[.B489]" office:value-type="float" office:value="1" calcext:value-type="float">
            <text:p>1</text:p>
          </table:table-cell>
          <table:table-cell table:formula="of:=[.C48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5" calcext:value-type="date">
            <text:p>06/25/23</text:p>
          </table:table-cell>
          <table:table-cell table:formula="of:=[.B490]" office:value-type="float" office:value="1" calcext:value-type="float">
            <text:p>1</text:p>
          </table:table-cell>
          <table:table-cell table:formula="of:=[.C49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6" calcext:value-type="date">
            <text:p>06/26/23</text:p>
          </table:table-cell>
          <table:table-cell table:formula="of:=[.B491]" office:value-type="float" office:value="1" calcext:value-type="float">
            <text:p>1</text:p>
          </table:table-cell>
          <table:table-cell table:formula="of:=[.C49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7" calcext:value-type="date">
            <text:p>06/27/23</text:p>
          </table:table-cell>
          <table:table-cell table:formula="of:=[.B492]" office:value-type="float" office:value="1" calcext:value-type="float">
            <text:p>1</text:p>
          </table:table-cell>
          <table:table-cell table:formula="of:=[.C49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8" calcext:value-type="date">
            <text:p>06/28/23</text:p>
          </table:table-cell>
          <table:table-cell table:formula="of:=[.B493]" office:value-type="float" office:value="1" calcext:value-type="float">
            <text:p>1</text:p>
          </table:table-cell>
          <table:table-cell table:formula="of:=[.C49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29" calcext:value-type="date">
            <text:p>06/29/23</text:p>
          </table:table-cell>
          <table:table-cell table:formula="of:=[.B494]" office:value-type="float" office:value="1" calcext:value-type="float">
            <text:p>1</text:p>
          </table:table-cell>
          <table:table-cell table:formula="of:=[.C49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6-30" calcext:value-type="date">
            <text:p>06/30/23</text:p>
          </table:table-cell>
          <table:table-cell table:formula="of:=[.B495]" office:value-type="float" office:value="1" calcext:value-type="float">
            <text:p>1</text:p>
          </table:table-cell>
          <table:table-cell table:formula="of:=[.C49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1" calcext:value-type="date">
            <text:p>07/01/23</text:p>
          </table:table-cell>
          <table:table-cell table:formula="of:=[.B496]" office:value-type="float" office:value="1" calcext:value-type="float">
            <text:p>1</text:p>
          </table:table-cell>
          <table:table-cell table:formula="of:=[.C49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2" calcext:value-type="date">
            <text:p>07/02/23</text:p>
          </table:table-cell>
          <table:table-cell table:formula="of:=[.B497]" office:value-type="float" office:value="1" calcext:value-type="float">
            <text:p>1</text:p>
          </table:table-cell>
          <table:table-cell table:formula="of:=[.C49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3" calcext:value-type="date">
            <text:p>07/03/23</text:p>
          </table:table-cell>
          <table:table-cell table:formula="of:=[.B498]" office:value-type="float" office:value="1" calcext:value-type="float">
            <text:p>1</text:p>
          </table:table-cell>
          <table:table-cell table:formula="of:=[.C49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4" calcext:value-type="date">
            <text:p>07/04/23</text:p>
          </table:table-cell>
          <table:table-cell table:formula="of:=[.B499]" office:value-type="float" office:value="1" calcext:value-type="float">
            <text:p>1</text:p>
          </table:table-cell>
          <table:table-cell table:formula="of:=[.C49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5" calcext:value-type="date">
            <text:p>07/05/23</text:p>
          </table:table-cell>
          <table:table-cell table:formula="of:=[.B500]" office:value-type="float" office:value="1" calcext:value-type="float">
            <text:p>1</text:p>
          </table:table-cell>
          <table:table-cell table:formula="of:=[.C50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6" calcext:value-type="date">
            <text:p>07/06/23</text:p>
          </table:table-cell>
          <table:table-cell table:formula="of:=[.B501]" office:value-type="float" office:value="1" calcext:value-type="float">
            <text:p>1</text:p>
          </table:table-cell>
          <table:table-cell table:formula="of:=[.C50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7" calcext:value-type="date">
            <text:p>07/07/23</text:p>
          </table:table-cell>
          <table:table-cell table:formula="of:=[.B502]" office:value-type="float" office:value="1" calcext:value-type="float">
            <text:p>1</text:p>
          </table:table-cell>
          <table:table-cell table:formula="of:=[.C50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8" calcext:value-type="date">
            <text:p>07/08/23</text:p>
          </table:table-cell>
          <table:table-cell table:formula="of:=[.B503]" office:value-type="float" office:value="1" calcext:value-type="float">
            <text:p>1</text:p>
          </table:table-cell>
          <table:table-cell table:formula="of:=[.C50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09" calcext:value-type="date">
            <text:p>07/09/23</text:p>
          </table:table-cell>
          <table:table-cell table:formula="of:=[.B504]" office:value-type="float" office:value="1" calcext:value-type="float">
            <text:p>1</text:p>
          </table:table-cell>
          <table:table-cell table:formula="of:=[.C50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0" calcext:value-type="date">
            <text:p>07/10/23</text:p>
          </table:table-cell>
          <table:table-cell table:formula="of:=[.B505]" office:value-type="float" office:value="1" calcext:value-type="float">
            <text:p>1</text:p>
          </table:table-cell>
          <table:table-cell table:formula="of:=[.C50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1" calcext:value-type="date">
            <text:p>07/11/23</text:p>
          </table:table-cell>
          <table:table-cell table:formula="of:=[.B506]" office:value-type="float" office:value="1" calcext:value-type="float">
            <text:p>1</text:p>
          </table:table-cell>
          <table:table-cell table:formula="of:=[.C50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2" calcext:value-type="date">
            <text:p>07/12/23</text:p>
          </table:table-cell>
          <table:table-cell table:formula="of:=[.B507]" office:value-type="float" office:value="1" calcext:value-type="float">
            <text:p>1</text:p>
          </table:table-cell>
          <table:table-cell table:formula="of:=[.C50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3" calcext:value-type="date">
            <text:p>07/13/23</text:p>
          </table:table-cell>
          <table:table-cell table:formula="of:=[.B508]" office:value-type="float" office:value="1" calcext:value-type="float">
            <text:p>1</text:p>
          </table:table-cell>
          <table:table-cell table:formula="of:=[.C50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4" calcext:value-type="date">
            <text:p>07/14/23</text:p>
          </table:table-cell>
          <table:table-cell table:formula="of:=[.B509]" office:value-type="float" office:value="1" calcext:value-type="float">
            <text:p>1</text:p>
          </table:table-cell>
          <table:table-cell table:formula="of:=[.C50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5" calcext:value-type="date">
            <text:p>07/15/23</text:p>
          </table:table-cell>
          <table:table-cell table:formula="of:=[.B510]" office:value-type="float" office:value="1" calcext:value-type="float">
            <text:p>1</text:p>
          </table:table-cell>
          <table:table-cell table:formula="of:=[.C51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6" calcext:value-type="date">
            <text:p>07/16/23</text:p>
          </table:table-cell>
          <table:table-cell table:formula="of:=[.B511]" office:value-type="float" office:value="1" calcext:value-type="float">
            <text:p>1</text:p>
          </table:table-cell>
          <table:table-cell table:formula="of:=[.C51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7" calcext:value-type="date">
            <text:p>07/17/23</text:p>
          </table:table-cell>
          <table:table-cell table:formula="of:=[.B512]" office:value-type="float" office:value="1" calcext:value-type="float">
            <text:p>1</text:p>
          </table:table-cell>
          <table:table-cell table:formula="of:=[.C51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8" calcext:value-type="date">
            <text:p>07/18/23</text:p>
          </table:table-cell>
          <table:table-cell table:formula="of:=[.B513]" office:value-type="float" office:value="1" calcext:value-type="float">
            <text:p>1</text:p>
          </table:table-cell>
          <table:table-cell table:formula="of:=[.C51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19" calcext:value-type="date">
            <text:p>07/19/23</text:p>
          </table:table-cell>
          <table:table-cell table:formula="of:=[.B514]" office:value-type="float" office:value="1" calcext:value-type="float">
            <text:p>1</text:p>
          </table:table-cell>
          <table:table-cell table:formula="of:=[.C51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0" calcext:value-type="date">
            <text:p>07/20/23</text:p>
          </table:table-cell>
          <table:table-cell table:formula="of:=[.B515]" office:value-type="float" office:value="1" calcext:value-type="float">
            <text:p>1</text:p>
          </table:table-cell>
          <table:table-cell table:formula="of:=[.C51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1" calcext:value-type="date">
            <text:p>07/21/23</text:p>
          </table:table-cell>
          <table:table-cell table:formula="of:=[.B516]" office:value-type="float" office:value="1" calcext:value-type="float">
            <text:p>1</text:p>
          </table:table-cell>
          <table:table-cell table:formula="of:=[.C51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2" calcext:value-type="date">
            <text:p>07/22/23</text:p>
          </table:table-cell>
          <table:table-cell table:formula="of:=[.B517]" office:value-type="float" office:value="1" calcext:value-type="float">
            <text:p>1</text:p>
          </table:table-cell>
          <table:table-cell table:formula="of:=[.C51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3" calcext:value-type="date">
            <text:p>07/23/23</text:p>
          </table:table-cell>
          <table:table-cell table:formula="of:=[.B518]" office:value-type="float" office:value="1" calcext:value-type="float">
            <text:p>1</text:p>
          </table:table-cell>
          <table:table-cell table:formula="of:=[.C51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4" calcext:value-type="date">
            <text:p>07/24/23</text:p>
          </table:table-cell>
          <table:table-cell table:formula="of:=[.B519]" office:value-type="float" office:value="1" calcext:value-type="float">
            <text:p>1</text:p>
          </table:table-cell>
          <table:table-cell table:formula="of:=[.C51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5" calcext:value-type="date">
            <text:p>07/25/23</text:p>
          </table:table-cell>
          <table:table-cell table:formula="of:=[.B520]" office:value-type="float" office:value="1" calcext:value-type="float">
            <text:p>1</text:p>
          </table:table-cell>
          <table:table-cell table:formula="of:=[.C52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6" calcext:value-type="date">
            <text:p>07/26/23</text:p>
          </table:table-cell>
          <table:table-cell table:formula="of:=[.B521]" office:value-type="float" office:value="1" calcext:value-type="float">
            <text:p>1</text:p>
          </table:table-cell>
          <table:table-cell table:formula="of:=[.C52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7" calcext:value-type="date">
            <text:p>07/27/23</text:p>
          </table:table-cell>
          <table:table-cell table:formula="of:=[.B522]" office:value-type="float" office:value="1" calcext:value-type="float">
            <text:p>1</text:p>
          </table:table-cell>
          <table:table-cell table:formula="of:=[.C52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8" calcext:value-type="date">
            <text:p>07/28/23</text:p>
          </table:table-cell>
          <table:table-cell table:formula="of:=[.B523]" office:value-type="float" office:value="1" calcext:value-type="float">
            <text:p>1</text:p>
          </table:table-cell>
          <table:table-cell table:formula="of:=[.C52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29" calcext:value-type="date">
            <text:p>07/29/23</text:p>
          </table:table-cell>
          <table:table-cell table:formula="of:=[.B524]" office:value-type="float" office:value="1" calcext:value-type="float">
            <text:p>1</text:p>
          </table:table-cell>
          <table:table-cell table:formula="of:=[.C52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30" calcext:value-type="date">
            <text:p>07/30/23</text:p>
          </table:table-cell>
          <table:table-cell table:formula="of:=[.B525]" office:value-type="float" office:value="1" calcext:value-type="float">
            <text:p>1</text:p>
          </table:table-cell>
          <table:table-cell table:formula="of:=[.C52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7-31" calcext:value-type="date">
            <text:p>07/31/23</text:p>
          </table:table-cell>
          <table:table-cell table:formula="of:=[.B526]" office:value-type="float" office:value="1" calcext:value-type="float">
            <text:p>1</text:p>
          </table:table-cell>
          <table:table-cell table:formula="of:=[.C52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1" calcext:value-type="date">
            <text:p>08/01/23</text:p>
          </table:table-cell>
          <table:table-cell table:formula="of:=[.B527]" office:value-type="float" office:value="1" calcext:value-type="float">
            <text:p>1</text:p>
          </table:table-cell>
          <table:table-cell table:formula="of:=[.C52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2" calcext:value-type="date">
            <text:p>08/02/23</text:p>
          </table:table-cell>
          <table:table-cell table:formula="of:=[.B528]" office:value-type="float" office:value="1" calcext:value-type="float">
            <text:p>1</text:p>
          </table:table-cell>
          <table:table-cell table:formula="of:=[.C52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3" calcext:value-type="date">
            <text:p>08/03/23</text:p>
          </table:table-cell>
          <table:table-cell table:formula="of:=[.B529]" office:value-type="float" office:value="1" calcext:value-type="float">
            <text:p>1</text:p>
          </table:table-cell>
          <table:table-cell table:formula="of:=[.C52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4" calcext:value-type="date">
            <text:p>08/04/23</text:p>
          </table:table-cell>
          <table:table-cell table:formula="of:=[.B530]" office:value-type="float" office:value="1" calcext:value-type="float">
            <text:p>1</text:p>
          </table:table-cell>
          <table:table-cell table:formula="of:=[.C53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5" calcext:value-type="date">
            <text:p>08/05/23</text:p>
          </table:table-cell>
          <table:table-cell table:formula="of:=[.B531]" office:value-type="float" office:value="1" calcext:value-type="float">
            <text:p>1</text:p>
          </table:table-cell>
          <table:table-cell table:formula="of:=[.C53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6" calcext:value-type="date">
            <text:p>08/06/23</text:p>
          </table:table-cell>
          <table:table-cell table:formula="of:=[.B532]" office:value-type="float" office:value="1" calcext:value-type="float">
            <text:p>1</text:p>
          </table:table-cell>
          <table:table-cell table:formula="of:=[.C53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7" calcext:value-type="date">
            <text:p>08/07/23</text:p>
          </table:table-cell>
          <table:table-cell table:formula="of:=[.B533]" office:value-type="float" office:value="1" calcext:value-type="float">
            <text:p>1</text:p>
          </table:table-cell>
          <table:table-cell table:formula="of:=[.C53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8" calcext:value-type="date">
            <text:p>08/08/23</text:p>
          </table:table-cell>
          <table:table-cell table:formula="of:=[.B534]" office:value-type="float" office:value="1" calcext:value-type="float">
            <text:p>1</text:p>
          </table:table-cell>
          <table:table-cell table:formula="of:=[.C53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09" calcext:value-type="date">
            <text:p>08/09/23</text:p>
          </table:table-cell>
          <table:table-cell table:formula="of:=[.B535]" office:value-type="float" office:value="1" calcext:value-type="float">
            <text:p>1</text:p>
          </table:table-cell>
          <table:table-cell table:formula="of:=[.C53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0" calcext:value-type="date">
            <text:p>08/10/23</text:p>
          </table:table-cell>
          <table:table-cell table:formula="of:=[.B536]" office:value-type="float" office:value="1" calcext:value-type="float">
            <text:p>1</text:p>
          </table:table-cell>
          <table:table-cell table:formula="of:=[.C53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1" calcext:value-type="date">
            <text:p>08/11/23</text:p>
          </table:table-cell>
          <table:table-cell table:formula="of:=[.B537]" office:value-type="float" office:value="1" calcext:value-type="float">
            <text:p>1</text:p>
          </table:table-cell>
          <table:table-cell table:formula="of:=[.C53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2" calcext:value-type="date">
            <text:p>08/12/23</text:p>
          </table:table-cell>
          <table:table-cell table:formula="of:=[.B538]" office:value-type="float" office:value="1" calcext:value-type="float">
            <text:p>1</text:p>
          </table:table-cell>
          <table:table-cell table:formula="of:=[.C53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3" calcext:value-type="date">
            <text:p>08/13/23</text:p>
          </table:table-cell>
          <table:table-cell table:formula="of:=[.B539]" office:value-type="float" office:value="1" calcext:value-type="float">
            <text:p>1</text:p>
          </table:table-cell>
          <table:table-cell table:formula="of:=[.C53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4" calcext:value-type="date">
            <text:p>08/14/23</text:p>
          </table:table-cell>
          <table:table-cell table:formula="of:=[.B540]" office:value-type="float" office:value="1" calcext:value-type="float">
            <text:p>1</text:p>
          </table:table-cell>
          <table:table-cell table:formula="of:=[.C54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5" calcext:value-type="date">
            <text:p>08/15/23</text:p>
          </table:table-cell>
          <table:table-cell table:formula="of:=[.B541]" office:value-type="float" office:value="1" calcext:value-type="float">
            <text:p>1</text:p>
          </table:table-cell>
          <table:table-cell table:formula="of:=[.C54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6" calcext:value-type="date">
            <text:p>08/16/23</text:p>
          </table:table-cell>
          <table:table-cell table:formula="of:=[.B542]" office:value-type="float" office:value="1" calcext:value-type="float">
            <text:p>1</text:p>
          </table:table-cell>
          <table:table-cell table:formula="of:=[.C54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7" calcext:value-type="date">
            <text:p>08/17/23</text:p>
          </table:table-cell>
          <table:table-cell table:formula="of:=[.B543]" office:value-type="float" office:value="1" calcext:value-type="float">
            <text:p>1</text:p>
          </table:table-cell>
          <table:table-cell table:formula="of:=[.C54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8" calcext:value-type="date">
            <text:p>08/18/23</text:p>
          </table:table-cell>
          <table:table-cell table:formula="of:=[.B544]" office:value-type="float" office:value="1" calcext:value-type="float">
            <text:p>1</text:p>
          </table:table-cell>
          <table:table-cell table:formula="of:=[.C54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19" calcext:value-type="date">
            <text:p>08/19/23</text:p>
          </table:table-cell>
          <table:table-cell table:formula="of:=[.B545]" office:value-type="float" office:value="1" calcext:value-type="float">
            <text:p>1</text:p>
          </table:table-cell>
          <table:table-cell table:formula="of:=[.C54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0" calcext:value-type="date">
            <text:p>08/20/23</text:p>
          </table:table-cell>
          <table:table-cell table:formula="of:=[.B546]" office:value-type="float" office:value="1" calcext:value-type="float">
            <text:p>1</text:p>
          </table:table-cell>
          <table:table-cell table:formula="of:=[.C54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1" calcext:value-type="date">
            <text:p>08/21/23</text:p>
          </table:table-cell>
          <table:table-cell table:formula="of:=[.B547]" office:value-type="float" office:value="1" calcext:value-type="float">
            <text:p>1</text:p>
          </table:table-cell>
          <table:table-cell table:formula="of:=[.C54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2" calcext:value-type="date">
            <text:p>08/22/23</text:p>
          </table:table-cell>
          <table:table-cell table:formula="of:=[.B548]" office:value-type="float" office:value="1" calcext:value-type="float">
            <text:p>1</text:p>
          </table:table-cell>
          <table:table-cell table:formula="of:=[.C54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3" calcext:value-type="date">
            <text:p>08/23/23</text:p>
          </table:table-cell>
          <table:table-cell table:formula="of:=[.B549]" office:value-type="float" office:value="1" calcext:value-type="float">
            <text:p>1</text:p>
          </table:table-cell>
          <table:table-cell table:formula="of:=[.C54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4" calcext:value-type="date">
            <text:p>08/24/23</text:p>
          </table:table-cell>
          <table:table-cell table:formula="of:=[.B550]" office:value-type="float" office:value="1" calcext:value-type="float">
            <text:p>1</text:p>
          </table:table-cell>
          <table:table-cell table:formula="of:=[.C55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5" calcext:value-type="date">
            <text:p>08/25/23</text:p>
          </table:table-cell>
          <table:table-cell table:formula="of:=[.B551]" office:value-type="float" office:value="1" calcext:value-type="float">
            <text:p>1</text:p>
          </table:table-cell>
          <table:table-cell table:formula="of:=[.C55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6" calcext:value-type="date">
            <text:p>08/26/23</text:p>
          </table:table-cell>
          <table:table-cell table:formula="of:=[.B552]" office:value-type="float" office:value="1" calcext:value-type="float">
            <text:p>1</text:p>
          </table:table-cell>
          <table:table-cell table:formula="of:=[.C55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7" calcext:value-type="date">
            <text:p>08/27/23</text:p>
          </table:table-cell>
          <table:table-cell table:formula="of:=[.B553]" office:value-type="float" office:value="1" calcext:value-type="float">
            <text:p>1</text:p>
          </table:table-cell>
          <table:table-cell table:formula="of:=[.C55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8" calcext:value-type="date">
            <text:p>08/28/23</text:p>
          </table:table-cell>
          <table:table-cell table:formula="of:=[.B554]" office:value-type="float" office:value="1" calcext:value-type="float">
            <text:p>1</text:p>
          </table:table-cell>
          <table:table-cell table:formula="of:=[.C55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29" calcext:value-type="date">
            <text:p>08/29/23</text:p>
          </table:table-cell>
          <table:table-cell table:formula="of:=[.B555]" office:value-type="float" office:value="1" calcext:value-type="float">
            <text:p>1</text:p>
          </table:table-cell>
          <table:table-cell table:formula="of:=[.C55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30" calcext:value-type="date">
            <text:p>08/30/23</text:p>
          </table:table-cell>
          <table:table-cell table:formula="of:=[.B556]" office:value-type="float" office:value="1" calcext:value-type="float">
            <text:p>1</text:p>
          </table:table-cell>
          <table:table-cell table:formula="of:=[.C55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8-31" calcext:value-type="date">
            <text:p>08/31/23</text:p>
          </table:table-cell>
          <table:table-cell table:formula="of:=[.B557]" office:value-type="float" office:value="1" calcext:value-type="float">
            <text:p>1</text:p>
          </table:table-cell>
          <table:table-cell table:formula="of:=[.C55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1" calcext:value-type="date">
            <text:p>09/01/23</text:p>
          </table:table-cell>
          <table:table-cell table:formula="of:=[.B558]" office:value-type="float" office:value="1" calcext:value-type="float">
            <text:p>1</text:p>
          </table:table-cell>
          <table:table-cell table:formula="of:=[.C55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2" calcext:value-type="date">
            <text:p>09/02/23</text:p>
          </table:table-cell>
          <table:table-cell table:formula="of:=[.B559]" office:value-type="float" office:value="1" calcext:value-type="float">
            <text:p>1</text:p>
          </table:table-cell>
          <table:table-cell table:formula="of:=[.C55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3" calcext:value-type="date">
            <text:p>09/03/23</text:p>
          </table:table-cell>
          <table:table-cell table:formula="of:=[.B560]" office:value-type="float" office:value="1" calcext:value-type="float">
            <text:p>1</text:p>
          </table:table-cell>
          <table:table-cell table:formula="of:=[.C5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4" calcext:value-type="date">
            <text:p>09/04/23</text:p>
          </table:table-cell>
          <table:table-cell table:formula="of:=[.B561]" office:value-type="float" office:value="1" calcext:value-type="float">
            <text:p>1</text:p>
          </table:table-cell>
          <table:table-cell table:formula="of:=[.C5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5" calcext:value-type="date">
            <text:p>09/05/23</text:p>
          </table:table-cell>
          <table:table-cell table:formula="of:=[.B562]" office:value-type="float" office:value="1" calcext:value-type="float">
            <text:p>1</text:p>
          </table:table-cell>
          <table:table-cell table:formula="of:=[.C5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6" calcext:value-type="date">
            <text:p>09/06/23</text:p>
          </table:table-cell>
          <table:table-cell table:formula="of:=[.B563]" office:value-type="float" office:value="1" calcext:value-type="float">
            <text:p>1</text:p>
          </table:table-cell>
          <table:table-cell table:formula="of:=[.C56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7" calcext:value-type="date">
            <text:p>09/07/23</text:p>
          </table:table-cell>
          <table:table-cell table:formula="of:=[.B564]" office:value-type="float" office:value="1" calcext:value-type="float">
            <text:p>1</text:p>
          </table:table-cell>
          <table:table-cell table:formula="of:=[.C56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8" calcext:value-type="date">
            <text:p>09/08/23</text:p>
          </table:table-cell>
          <table:table-cell table:formula="of:=[.B565]" office:value-type="float" office:value="1" calcext:value-type="float">
            <text:p>1</text:p>
          </table:table-cell>
          <table:table-cell table:formula="of:=[.C5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09" calcext:value-type="date">
            <text:p>09/09/23</text:p>
          </table:table-cell>
          <table:table-cell table:formula="of:=[.B566]" office:value-type="float" office:value="1" calcext:value-type="float">
            <text:p>1</text:p>
          </table:table-cell>
          <table:table-cell table:formula="of:=[.C56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0" calcext:value-type="date">
            <text:p>09/10/23</text:p>
          </table:table-cell>
          <table:table-cell table:formula="of:=[.B567]" office:value-type="float" office:value="1" calcext:value-type="float">
            <text:p>1</text:p>
          </table:table-cell>
          <table:table-cell table:formula="of:=[.C56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1" calcext:value-type="date">
            <text:p>09/11/23</text:p>
          </table:table-cell>
          <table:table-cell table:formula="of:=[.B568]" office:value-type="float" office:value="1" calcext:value-type="float">
            <text:p>1</text:p>
          </table:table-cell>
          <table:table-cell table:formula="of:=[.C56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2" calcext:value-type="date">
            <text:p>09/12/23</text:p>
          </table:table-cell>
          <table:table-cell table:formula="of:=[.B569]" office:value-type="float" office:value="1" calcext:value-type="float">
            <text:p>1</text:p>
          </table:table-cell>
          <table:table-cell table:formula="of:=[.C56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3" calcext:value-type="date">
            <text:p>09/13/23</text:p>
          </table:table-cell>
          <table:table-cell table:formula="of:=[.B570]" office:value-type="float" office:value="1" calcext:value-type="float">
            <text:p>1</text:p>
          </table:table-cell>
          <table:table-cell table:formula="of:=[.C57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4" calcext:value-type="date">
            <text:p>09/14/23</text:p>
          </table:table-cell>
          <table:table-cell table:formula="of:=[.B571]" office:value-type="float" office:value="1" calcext:value-type="float">
            <text:p>1</text:p>
          </table:table-cell>
          <table:table-cell table:formula="of:=[.C57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5" calcext:value-type="date">
            <text:p>09/15/23</text:p>
          </table:table-cell>
          <table:table-cell table:formula="of:=[.B572]" office:value-type="float" office:value="1" calcext:value-type="float">
            <text:p>1</text:p>
          </table:table-cell>
          <table:table-cell table:formula="of:=[.C57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6" calcext:value-type="date">
            <text:p>09/16/23</text:p>
          </table:table-cell>
          <table:table-cell table:formula="of:=[.B573]" office:value-type="float" office:value="1" calcext:value-type="float">
            <text:p>1</text:p>
          </table:table-cell>
          <table:table-cell table:formula="of:=[.C57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7" calcext:value-type="date">
            <text:p>09/17/23</text:p>
          </table:table-cell>
          <table:table-cell table:formula="of:=[.B574]" office:value-type="float" office:value="1" calcext:value-type="float">
            <text:p>1</text:p>
          </table:table-cell>
          <table:table-cell table:formula="of:=[.C57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8" calcext:value-type="date">
            <text:p>09/18/23</text:p>
          </table:table-cell>
          <table:table-cell table:formula="of:=[.B575]" office:value-type="float" office:value="1" calcext:value-type="float">
            <text:p>1</text:p>
          </table:table-cell>
          <table:table-cell table:formula="of:=[.C57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19" calcext:value-type="date">
            <text:p>09/19/23</text:p>
          </table:table-cell>
          <table:table-cell table:formula="of:=[.B576]" office:value-type="float" office:value="1" calcext:value-type="float">
            <text:p>1</text:p>
          </table:table-cell>
          <table:table-cell table:formula="of:=[.C57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0" calcext:value-type="date">
            <text:p>09/20/23</text:p>
          </table:table-cell>
          <table:table-cell table:formula="of:=[.B577]" office:value-type="float" office:value="1" calcext:value-type="float">
            <text:p>1</text:p>
          </table:table-cell>
          <table:table-cell table:formula="of:=[.C57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1" calcext:value-type="date">
            <text:p>09/21/23</text:p>
          </table:table-cell>
          <table:table-cell table:formula="of:=[.B578]" office:value-type="float" office:value="1" calcext:value-type="float">
            <text:p>1</text:p>
          </table:table-cell>
          <table:table-cell table:formula="of:=[.C57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2" calcext:value-type="date">
            <text:p>09/22/23</text:p>
          </table:table-cell>
          <table:table-cell table:formula="of:=[.B579]" office:value-type="float" office:value="1" calcext:value-type="float">
            <text:p>1</text:p>
          </table:table-cell>
          <table:table-cell table:formula="of:=[.C57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3" calcext:value-type="date">
            <text:p>09/23/23</text:p>
          </table:table-cell>
          <table:table-cell table:formula="of:=[.B580]" office:value-type="float" office:value="1" calcext:value-type="float">
            <text:p>1</text:p>
          </table:table-cell>
          <table:table-cell table:formula="of:=[.C58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4" calcext:value-type="date">
            <text:p>09/24/23</text:p>
          </table:table-cell>
          <table:table-cell table:formula="of:=[.B581]" office:value-type="float" office:value="1" calcext:value-type="float">
            <text:p>1</text:p>
          </table:table-cell>
          <table:table-cell table:formula="of:=[.C58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5" calcext:value-type="date">
            <text:p>09/25/23</text:p>
          </table:table-cell>
          <table:table-cell table:formula="of:=[.B582]" office:value-type="float" office:value="1" calcext:value-type="float">
            <text:p>1</text:p>
          </table:table-cell>
          <table:table-cell table:formula="of:=[.C58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6" calcext:value-type="date">
            <text:p>09/26/23</text:p>
          </table:table-cell>
          <table:table-cell table:formula="of:=[.B583]" office:value-type="float" office:value="1" calcext:value-type="float">
            <text:p>1</text:p>
          </table:table-cell>
          <table:table-cell table:formula="of:=[.C5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7" calcext:value-type="date">
            <text:p>09/27/23</text:p>
          </table:table-cell>
          <table:table-cell table:formula="of:=[.B584]" office:value-type="float" office:value="1" calcext:value-type="float">
            <text:p>1</text:p>
          </table:table-cell>
          <table:table-cell table:formula="of:=[.C58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8" calcext:value-type="date">
            <text:p>09/28/23</text:p>
          </table:table-cell>
          <table:table-cell table:formula="of:=[.B585]" office:value-type="float" office:value="1" calcext:value-type="float">
            <text:p>1</text:p>
          </table:table-cell>
          <table:table-cell table:formula="of:=[.C58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29" calcext:value-type="date">
            <text:p>09/29/23</text:p>
          </table:table-cell>
          <table:table-cell table:formula="of:=[.B586]" office:value-type="float" office:value="1" calcext:value-type="float">
            <text:p>1</text:p>
          </table:table-cell>
          <table:table-cell table:formula="of:=[.C58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30" calcext:value-type="date">
            <text:p>09/30/23</text:p>
          </table:table-cell>
          <table:table-cell table:formula="of:=[.B587]" office:value-type="float" office:value="1" calcext:value-type="float">
            <text:p>1</text:p>
          </table:table-cell>
          <table:table-cell table:formula="of:=[.C58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1" calcext:value-type="date">
            <text:p>10/01/23</text:p>
          </table:table-cell>
          <table:table-cell table:formula="of:=[.B588]" office:value-type="float" office:value="1" calcext:value-type="float">
            <text:p>1</text:p>
          </table:table-cell>
          <table:table-cell table:formula="of:=[.C58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2" calcext:value-type="date">
            <text:p>10/02/23</text:p>
          </table:table-cell>
          <table:table-cell table:formula="of:=[.B589]" office:value-type="float" office:value="1" calcext:value-type="float">
            <text:p>1</text:p>
          </table:table-cell>
          <table:table-cell table:formula="of:=[.C58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3" calcext:value-type="date">
            <text:p>10/03/23</text:p>
          </table:table-cell>
          <table:table-cell table:formula="of:=[.B590]" office:value-type="float" office:value="1" calcext:value-type="float">
            <text:p>1</text:p>
          </table:table-cell>
          <table:table-cell table:formula="of:=[.C59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4" calcext:value-type="date">
            <text:p>10/04/23</text:p>
          </table:table-cell>
          <table:table-cell table:formula="of:=[.B591]" office:value-type="float" office:value="1" calcext:value-type="float">
            <text:p>1</text:p>
          </table:table-cell>
          <table:table-cell table:formula="of:=[.C59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5" calcext:value-type="date">
            <text:p>10/05/23</text:p>
          </table:table-cell>
          <table:table-cell table:formula="of:=[.B592]" office:value-type="float" office:value="1" calcext:value-type="float">
            <text:p>1</text:p>
          </table:table-cell>
          <table:table-cell table:formula="of:=[.C59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6" calcext:value-type="date">
            <text:p>10/06/23</text:p>
          </table:table-cell>
          <table:table-cell table:formula="of:=[.B593]" office:value-type="float" office:value="1" calcext:value-type="float">
            <text:p>1</text:p>
          </table:table-cell>
          <table:table-cell table:formula="of:=[.C59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7" calcext:value-type="date">
            <text:p>10/07/23</text:p>
          </table:table-cell>
          <table:table-cell table:formula="of:=[.B594]" office:value-type="float" office:value="1" calcext:value-type="float">
            <text:p>1</text:p>
          </table:table-cell>
          <table:table-cell table:formula="of:=[.C59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8" calcext:value-type="date">
            <text:p>10/08/23</text:p>
          </table:table-cell>
          <table:table-cell table:formula="of:=[.B595]" office:value-type="float" office:value="1" calcext:value-type="float">
            <text:p>1</text:p>
          </table:table-cell>
          <table:table-cell table:formula="of:=[.C59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09" calcext:value-type="date">
            <text:p>10/09/23</text:p>
          </table:table-cell>
          <table:table-cell table:formula="of:=[.B596]" office:value-type="float" office:value="1" calcext:value-type="float">
            <text:p>1</text:p>
          </table:table-cell>
          <table:table-cell table:formula="of:=[.C59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0" calcext:value-type="date">
            <text:p>10/10/23</text:p>
          </table:table-cell>
          <table:table-cell table:formula="of:=[.B597]" office:value-type="float" office:value="1" calcext:value-type="float">
            <text:p>1</text:p>
          </table:table-cell>
          <table:table-cell table:formula="of:=[.C59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1" calcext:value-type="date">
            <text:p>10/11/23</text:p>
          </table:table-cell>
          <table:table-cell table:formula="of:=[.B598]" office:value-type="float" office:value="1" calcext:value-type="float">
            <text:p>1</text:p>
          </table:table-cell>
          <table:table-cell table:formula="of:=[.C59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2" calcext:value-type="date">
            <text:p>10/12/23</text:p>
          </table:table-cell>
          <table:table-cell table:formula="of:=[.B599]" office:value-type="float" office:value="1" calcext:value-type="float">
            <text:p>1</text:p>
          </table:table-cell>
          <table:table-cell table:formula="of:=[.C59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3" calcext:value-type="date">
            <text:p>10/13/23</text:p>
          </table:table-cell>
          <table:table-cell table:formula="of:=[.B600]" office:value-type="float" office:value="1" calcext:value-type="float">
            <text:p>1</text:p>
          </table:table-cell>
          <table:table-cell table:formula="of:=[.C60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4" calcext:value-type="date">
            <text:p>10/14/23</text:p>
          </table:table-cell>
          <table:table-cell table:formula="of:=[.B601]" office:value-type="float" office:value="1" calcext:value-type="float">
            <text:p>1</text:p>
          </table:table-cell>
          <table:table-cell table:formula="of:=[.C60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5" calcext:value-type="date">
            <text:p>10/15/23</text:p>
          </table:table-cell>
          <table:table-cell table:formula="of:=[.B602]" office:value-type="float" office:value="1" calcext:value-type="float">
            <text:p>1</text:p>
          </table:table-cell>
          <table:table-cell table:formula="of:=[.C60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6" calcext:value-type="date">
            <text:p>10/16/23</text:p>
          </table:table-cell>
          <table:table-cell table:formula="of:=[.B603]" office:value-type="float" office:value="1" calcext:value-type="float">
            <text:p>1</text:p>
          </table:table-cell>
          <table:table-cell table:formula="of:=[.C60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17" calcext:value-type="date">
            <text:p>10/17/23</text:p>
          </table:table-cell>
          <table:table-cell table:formula="of:=[.B604]" office:value-type="float" office:value="1" calcext:value-type="float">
            <text:p>1</text:p>
          </table:table-cell>
          <table:table-cell table:formula="of:=[.C604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23:17:16.995546754</meta:creation-date>
    <dc:date>2022-05-19T23:18:14.739509552</dc:date>
    <meta:editing-duration>PT57S</meta:editing-duration>
    <meta:editing-cycles>1</meta:editing-cycles>
    <meta:generator>LibreOffice/5.1.6.2$Linux_X86_64 LibreOffice_project/10m0$Build-2</meta:generator>
    <meta:document-statistic meta:table-count="1" meta:cell-count="1815" meta:object-count="0"/>
  </office:meta>
</office:document-meta>
</file>